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413cm"/>
    </style:style>
    <style:style style:name="co2" style:family="table-column">
      <style:table-column-properties fo:break-before="auto" style:column-width="3.946cm"/>
    </style:style>
    <style:style style:name="co3" style:family="table-column">
      <style:table-column-properties fo:break-before="auto" style:column-width="2.42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33cm"/>
    </style:style>
    <style:style style:name="co6" style:family="table-column">
      <style:table-column-properties fo:break-before="auto" style:column-width="4.665cm"/>
    </style:style>
    <style:style style:name="co7" style:family="table-column">
      <style:table-column-properties fo:break-before="auto" style:column-width="5.341cm"/>
    </style:style>
    <style:style style:name="co8" style:family="table-column">
      <style:table-column-properties fo:break-before="auto" style:column-width="4.688cm"/>
    </style:style>
    <style:style style:name="co9" style:family="table-column">
      <style:table-column-properties fo:break-before="auto" style:column-width="4.411cm"/>
    </style:style>
    <style:style style:name="co10" style:family="table-column">
      <style:table-column-properties fo:break-before="auto" style:column-width="1.603cm"/>
    </style:style>
    <style:style style:name="co11" style:family="table-column">
      <style:table-column-properties fo:break-before="auto" style:column-width="4.364cm"/>
    </style:style>
    <style:style style:name="co12" style:family="table-column">
      <style:table-column-properties fo:break-before="auto" style:column-width="5.743cm"/>
    </style:style>
    <style:style style:name="co13" style:family="table-column">
      <style:table-column-properties fo:break-before="auto" style:column-width="4.641cm"/>
    </style:style>
    <style:style style:name="co14" style:family="table-column">
      <style:table-column-properties fo:break-before="auto" style:column-width="5.514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4.217cm"/>
    </style:style>
    <style:style style:name="co17" style:family="table-column">
      <style:table-column-properties fo:break-before="auto" style:column-width="4.697cm"/>
    </style:style>
    <style:style style:name="co18" style:family="table-column">
      <style:table-column-properties fo:break-before="auto" style:column-width="5.817cm"/>
    </style:style>
    <style:style style:name="co19" style:family="table-column">
      <style:table-column-properties fo:break-before="auto" style:column-width="2.499cm"/>
    </style:style>
    <style:style style:name="co20" style:family="table-column">
      <style:table-column-properties fo:break-before="auto" style:column-width="2.723cm"/>
    </style:style>
    <style:style style:name="co21" style:family="table-column">
      <style:table-column-properties fo:break-before="auto" style:column-width="3.378cm"/>
    </style:style>
    <style:style style:name="co22" style:family="table-column">
      <style:table-column-properties fo:break-before="auto" style:column-width="2.639cm"/>
    </style:style>
    <style:style style:name="co23" style:family="table-column">
      <style:table-column-properties fo:break-before="auto" style:column-width="3.009cm"/>
    </style:style>
    <style:style style:name="co24" style:family="table-column">
      <style:table-column-properties fo:break-before="auto" style:column-width="2.923cm"/>
    </style:style>
    <style:style style:name="co25" style:family="table-column">
      <style:table-column-properties fo:break-before="auto" style:column-width="3.903cm"/>
    </style:style>
    <style:style style:name="co26" style:family="table-column">
      <style:table-column-properties fo:break-before="auto" style:column-width="3.097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01cm" fo:break-before="auto" style:use-optimal-row-height="true"/>
    </style:style>
    <style:style style:name="ro4" style:family="table-row">
      <style:table-row-properties style:row-height="0.5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37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73" style:family="table-cell" style:parent-style-name="Default" style:data-style-name="N100">
      <style:table-cell-properties fo:background-color="#000000"/>
      <style:text-properties fo:font-size="14pt" style:font-size-asian="14pt" style:font-size-complex="14p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75" style:family="table-cell" style:parent-style-name="Default">
      <style:table-cell-properties fo:background-color="#000000"/>
      <style:text-properties fo:font-size="14pt" style:font-size-asian="14pt" style:font-size-complex="14pt"/>
    </style:style>
    <style:style style:name="ce76" style:family="table-cell" style:parent-style-name="Default">
      <style:table-cell-properties fo:background-color="#ffbf00"/>
      <style:text-properties fo:font-size="14pt" style:font-size-asian="14pt" style:font-size-complex="14pt"/>
    </style:style>
    <style:style style:name="ce77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80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border-bottom="none" fo:background-color="#000000" fo:border-left="0.74pt solid #000000" fo:border-right="none" fo:border-top="0.74pt solid #000000"/>
      <style:text-properties fo:font-size="14pt" style:font-size-asian="14pt" style:font-size-complex="14pt"/>
    </style:style>
    <style:style style:name="ce9" style:family="table-cell" style:parent-style-name="Default">
      <style:table-cell-properties fo:border-bottom="none" fo:border-left="0.74pt solid #000000" fo:border-right="none" fo:border-top="none"/>
      <style:text-properties fo:font-size="14pt" style:font-size-asian="14pt" style:font-size-complex="14pt"/>
    </style:style>
    <style:style style:name="ce10" style:family="table-cell" style:parent-style-name="Default">
      <style:table-cell-properties fo:border-bottom="0.74pt solid #000000" fo:background-color="#ffbf00" style:text-align-source="fix" style:repeat-content="false" fo:border-left="0.74pt solid #000000" fo:border-right="none" fo:border-top="non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fo:background-color="#000000" fo:border-left="none" fo:border-right="none" fo:border-top="0.74pt solid #000000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-bottom="0.74pt solid #000000" fo:background-color="#ffbf00" style:text-align-source="fix" style:repeat-content="false" fo:border-left="none" fo:border-right="none" fo:border-top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38" fo:font-size="14pt" style:font-size-asian="14pt" style:font-size-complex="14pt"/>
    </style:style>
    <style:style style:name="ce15" style:family="table-cell" style:parent-style-name="Default">
      <style:table-cell-properties fo:border-bottom="none" fo:background-color="#000000" fo:border-left="none" fo:border-right="0.74pt solid #000000" fo:border-top="0.74pt solid #000000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7" style:family="table-cell" style:parent-style-name="Default">
      <style:table-cell-properties fo:border-bottom="0.74pt solid #000000" fo:background-color="#ffbf00" style:text-align-source="fix" style:repeat-content="false" fo:border-left="none" fo:border-right="0.74pt solid #000000" fo:border-top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order-bottom="none" fo:background-color="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>
      <style:table-cell-properties fo:border-bottom="none" fo:background-color="#ffbf00" style:text-align-source="fix" style:repeat-content="false" fo:border-left="0.74pt solid #000000" fo:border-right="none" fo:border-top="none"/>
      <style:paragraph-properties fo:text-align="center" fo:margin-left="0cm"/>
      <style:text-properties fo:font-size="14pt" style:font-size-asian="14pt" style:font-size-complex="14pt"/>
    </style:style>
    <style:style style:name="ce92" style:family="table-cell" style:parent-style-name="Default">
      <style:table-cell-properties fo:border-bottom="0.74pt solid #000000" fo:background-color="#ffbf00" style:text-align-source="fix" style:repeat-content="false" fo:border-left="0.74pt solid #000000" fo:border-right="none" fo:border-top="none"/>
      <style:paragraph-properties fo:text-align="center" fo:margin-left="0cm"/>
      <style:text-properties fo:font-size="14pt" style:font-size-asian="14pt" style:font-size-complex="14pt"/>
    </style:style>
    <style:style style:name="ce21" style:family="table-cell" style:parent-style-name="Default">
      <style:table-cell-properties fo:border-bottom="none" fo:background-color="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able-cell-properties fo:border-bottom="none" fo:background-color="#ffbf00" style:text-align-source="fix" style:repeat-content="false" fo:border-left="none" fo:border-right="0.74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95" style:family="table-cell" style:parent-style-name="Default">
      <style:table-cell-properties fo:border-bottom="0.74pt solid #000000" fo:background-color="#ffbf00" style:text-align-source="fix" style:repeat-content="false" fo:border-left="none" fo:border-right="0.74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000000"/>
      <style:text-properties fo:color="#ffff38" fo:font-size="14pt" style:font-size-asian="14pt" style:font-size-complex="14pt"/>
    </style:style>
    <style:style style:name="ce24" style:family="table-cell" style:parent-style-name="Default">
      <style:table-cell-properties fo:background-color="#000000"/>
      <style:text-properties fo:color="#ffff38"/>
    </style:style>
    <style:style style:name="ce25" style:family="table-cell" style:parent-style-name="Default">
      <style:table-cell-properties fo:background-color="#000000"/>
    </style:style>
    <style:style style:name="ce26" style:family="table-cell" style:parent-style-name="Default">
      <style:table-cell-properties fo:border-bottom="0.74pt solid #000000" fo:border-left="0.74pt solid #000000" fo:border-right="none" fo:border-top="none"/>
      <style:text-properties fo:font-size="14pt" style:font-size-asian="14pt" style:font-size-complex="14pt"/>
    </style:style>
    <style:style style:name="ce27" style:family="table-cell" style:parent-style-name="Default">
      <style:table-cell-properties fo:border-bottom="none" fo:border-left="0.74pt solid #000000" fo:border-right="none" fo:border-top="0.74pt double #000000" style:border-line-width-top="0.009cm 0.009cm 0.009cm"/>
      <style:text-properties fo:font-size="14pt" style:font-size-asian="14pt" style:font-size-complex="14pt"/>
    </style:style>
    <style:style style:name="ce28" style:family="table-cell" style:parent-style-name="Default">
      <style:table-cell-properties fo:border-bottom="none" fo:background-color="#000000" fo:border-left="none" fo:border-right="none" fo:border-top="0.74pt solid #000000"/>
      <style:text-properties fo:font-size="14pt" style:font-size-asian="14pt" style:font-size-complex="14pt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14pt" style:font-size-asian="14pt" style:font-size-complex="14pt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>
      <style:table-cell-properties fo:border-bottom="none" fo:background-color="#000000" fo:border-left="none" fo:border-right="0.74pt solid #000000" fo:border-top="0.74pt solid #000000"/>
      <style:text-properties fo:font-size="14pt" style:font-size-asian="14pt" style:font-size-complex="14pt"/>
    </style:style>
    <style:style style:name="ce34" style:family="table-cell" style:parent-style-name="Default" style:data-style-name="N10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fo:font-size="14pt" style:font-size-asian="14pt" style:font-size-complex="14pt"/>
    </style:style>
    <style:style style:name="ce35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36" style:family="table-cell" style:parent-style-name="Default" style:data-style-name="N1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110" style:family="table-cell" style:parent-style-name="Default">
      <style:table-cell-properties fo:border-bottom="none" fo:background-color="#ffbf00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fo:font-size="14pt" style:font-size-asian="14pt" style:font-size-complex="14pt"/>
    </style:style>
    <style:style style:name="ce111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112" style:family="table-cell" style:parent-style-name="Default">
      <style:table-cell-properties fo:border-bottom="0.74pt solid #000000" fo:background-color="#ffbf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113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115" style:family="table-cell" style:parent-style-name="Default">
      <style:table-cell-properties fo:border-bottom="none" fo:background-color="#ffbf00" style:text-align-source="fix" style:repeat-content="false" fo:border-left="0.74pt solid #000000" fo:border-right="none" fo:border-top="0.74pt solid #000000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116" style:family="table-cell" style:parent-style-name="Default">
      <style:table-cell-properties fo:border-bottom="none" fo:background-color="#ffbf00" style:text-align-source="fix" style:repeat-content="false" fo:border-left="0.74pt solid #000000" fo:border-right="none" fo:border-top="non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>
      <style:table-cell-properties fo:border-bottom="none" fo:background-color="#ffbf00" fo:border-left="0.74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able-cell-properties fo:border-bottom="none" fo:background-color="#ffbf00" fo:border-left="0.74pt solid #000000" fo:border-right="none" fo:border-top="none"/>
      <style:text-properties fo:font-size="14pt" style:font-size-asian="14pt" style:font-size-complex="14pt"/>
    </style:style>
    <style:style style:name="ce119" style:family="table-cell" style:parent-style-name="Default">
      <style:table-cell-properties fo:border-bottom="0.74pt solid #000000" fo:background-color="#ffbf00" fo:border-left="0.74pt solid #000000" fo:border-right="none" fo:border-top="none"/>
      <style:text-properties fo:font-size="14pt" style:font-size-asian="14pt" style:font-size-complex="14pt"/>
    </style:style>
    <style:style style:name="ce120" style:family="table-cell" style:parent-style-name="Default">
      <style:table-cell-properties fo:border-bottom="none" fo:background-color="#ffb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121" style:family="table-cell" style:parent-style-name="Default">
      <style:table-cell-properties fo:border-bottom="0.74pt solid #000000" fo:background-color="#ffb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44" style:family="table-cell" style:parent-style-name="Default">
      <style:table-cell-properties style:vertical-align="middle"/>
      <style:text-properties fo:color="#c9211e" fo:font-size="14pt" style:font-size-asian="14pt" style:font-size-complex="14pt"/>
    </style:style>
    <style:style style:name="ce5" style:family="table-cell" style:parent-style-name="Default">
      <style:table-cell-properties fo:background-color="#000000"/>
      <style:text-properties fo:font-size="14pt" style:font-size-asian="14pt" style:font-size-complex="14pt"/>
    </style:style>
    <style:style style:name="ce124" style:family="table-cell" style:parent-style-name="Default" style:data-style-name="N118">
      <style:table-cell-properties fo:border-bottom="none" fo:background-color="#ffbf00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14pt" style:font-size-asian="14pt" style:font-size-complex="14pt"/>
    </style:style>
    <style:style style:name="ce125" style:family="table-cell" style:parent-style-name="Default" style:data-style-name="N118">
      <style:table-cell-properties fo:border-bottom="none" fo:background-color="#ffbf00" style:text-align-source="fix" style:repeat-content="false" fo:border-left="none" fo:border-right="0.74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47" style:family="table-cell" style:parent-style-name="Default">
      <style:text-properties fo:color="#c9211e" fo:font-size="14pt" style:font-size-asian="14pt" style:font-size-complex="14pt"/>
    </style:style>
    <style:style style:name="ce12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1" style:family="table-cell" style:parent-style-name="Default">
      <style:table-cell-properties fo:border-bottom="0.74pt solid #000000" fo:background-color="#000000" fo:border-left="0.74pt solid #000000" fo:border-right="none" fo:border-top="0.74pt solid #000000"/>
      <style:text-properties fo:font-size="14pt" style:font-size-asian="14pt" style:font-size-complex="14pt"/>
    </style:style>
    <style:style style:name="ce132" style:family="table-cell" style:parent-style-name="Default">
      <style:table-cell-properties fo:border-bottom="0.74pt solid #000000" fo:background-color="#000000" fo:border-left="none" fo:border-right="none" fo:border-top="0.74pt solid #000000"/>
      <style:text-properties fo:font-size="14pt" style:font-size-asian="14pt" style:font-size-complex="14pt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137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38" style:family="table-cell" style:parent-style-name="Default" style:data-style-name="N99">
      <style:table-cell-properties fo:background-color="#ffbf00"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10">
      <style:table-cell-properties style:text-align-source="fix" style:repeat-content="false" fo:border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140" style:family="table-cell" style:parent-style-name="Default">
      <style:table-cell-properties fo:background-color="#ffbf00" style:text-align-source="fix" style:repeat-content="false" fo:border="none"/>
      <style:paragraph-properties fo:text-align="center" fo:margin-left="0cm"/>
      <style:text-properties fo:font-size="14pt" style:font-size-asian="14pt" style:font-size-complex="14pt"/>
    </style:style>
    <style:style style:name="ce141" style:family="table-cell" style:parent-style-name="Default">
      <style:table-cell-properties fo:border-bottom="0.74pt solid #000000" fo:background-color="#ffbf00" style:text-align-source="fix" style:repeat-content="false" fo:border-left="none" fo:border-right="none" fo:border-top="none"/>
      <style:paragraph-properties fo:text-align="center" fo:margin-left="0cm"/>
      <style:text-properties fo:font-size="14pt" style:font-size-asian="14pt" style:font-size-complex="14pt"/>
    </style:style>
    <style:style style:name="ce142" style:family="table-cell" style:parent-style-name="Default">
      <style:table-cell-properties fo:border-bottom="0.74pt solid #000000" fo:background-color="#000000" fo:border-left="none" fo:border-right="0.74pt solid #000000" fo:border-top="0.74pt solid #000000"/>
      <style:text-properties fo:font-size="14pt" style:font-size-asian="14pt" style:font-size-complex="14pt"/>
    </style:style>
    <style:style style:name="ce143" style:family="table-cell" style:parent-style-name="Default" style:data-style-name="N0">
      <style:table-cell-properties fo:border-bottom="none" fo:background-color="#ffb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144" style:family="table-cell" style:parent-style-name="Default" style:data-style-name="N0">
      <style:table-cell-properties fo:border-bottom="0.74pt solid #000000" fo:background-color="#ffb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53" style:family="table-cell" style:parent-style-name="Default" style:data-style-name="N99"/>
    <style:style style:name="ce54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size="14pt" style:font-size-asian="14pt" style:font-size-complex="14pt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font-size="14pt" style:font-size-asian="14pt" style:font-size-complex="14pt"/>
    </style:style>
    <style:style style:name="ce55" style:family="table-cell" style:parent-style-name="Default">
      <style:table-cell-properties fo:border-bottom="none" fo:border-left="none" fo:border-right="0.74pt solid #000000" fo:border-top="0.74pt solid #000000"/>
      <style:text-properties fo:font-size="14pt" style:font-size-asian="14pt" style:font-size-complex="14pt"/>
    </style:style>
    <style:style style:name="ce5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128" style:family="table-cell" style:parent-style-name="Default">
      <style:table-cell-properties fo:border-bottom="0.74pt solid #000000" fo:border-left="none" fo:border-right="none" fo:border-top="0.74pt solid #000000"/>
    </style:style>
    <style:style style:name="ce63" style:family="table-cell" style:parent-style-name="Default">
      <style:table-cell-properties fo:border-bottom="0.74pt solid #000000" fo:border-left="none" fo:border-right="none" fo:border-top="none"/>
    </style:style>
    <style:style style:name="ce58" style:family="table-cell" style:parent-style-name="Default">
      <style:table-cell-properties fo:border-bottom="none" fo:background-color="#000000" fo:border-left="0.74pt solid #000000" fo:border-right="none" fo:border-top="0.74pt solid #000000"/>
    </style:style>
    <style:style style:name="ce59" style:family="table-cell" style:parent-style-name="Default">
      <style:table-cell-properties fo:border-bottom="none" fo:border-left="0.74pt solid #000000" fo:border-right="none" fo:border-top="none"/>
    </style:style>
    <style:style style:name="ce60" style:family="table-cell" style:parent-style-name="Default">
      <style:table-cell-properties fo:border-bottom="0.74pt solid #000000" fo:border-left="0.74pt solid #000000" fo:border-right="none" fo:border-top="none"/>
    </style:style>
    <style:style style:name="ce61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35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136" style:family="table-cell" style:parent-style-name="Default" style:data-style-name="N104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62" style:family="table-cell" style:parent-style-name="Default">
      <style:table-cell-properties fo:border-bottom="none" fo:background-color="#000000" fo:border-left="none" fo:border-right="none" fo:border-top="0.74pt solid #000000"/>
    </style:style>
    <style:style style:name="ce64" style:family="table-cell" style:parent-style-name="Default">
      <style:table-cell-properties fo:border-bottom="none" fo:border-left="none" fo:border-right="0.74pt solid #000000" fo:border-top="0.74pt solid #000000"/>
    </style:style>
    <style:style style:name="ce163" style:family="table-cell" style:parent-style-name="Default" style:data-style-name="N99">
      <style:table-cell-properties fo:border-bottom="none" fo:background-color="#ffbf00" style:text-align-source="fix" style:repeat-content="false" fo:border-left="none" fo:border-right="0.74pt solid #000000" fo:border-top="none"/>
      <style:paragraph-properties fo:text-align="center" fo:margin-left="0cm"/>
    </style:style>
    <style:style style:name="ce164" style:family="table-cell" style:parent-style-name="Default" style:data-style-name="N99">
      <style:table-cell-properties fo:border-bottom="0.74pt solid #000000" fo:background-color="#ffbf00" style:text-align-source="fix" style:repeat-content="false" fo:border-left="none" fo:border-right="0.74pt solid #000000" fo:border-top="none"/>
      <style:paragraph-properties fo:text-align="center" fo:margin-left="0cm"/>
    </style:style>
    <style:style style:name="ce67" style:family="table-cell" style:parent-style-name="Default">
      <style:table-cell-properties fo:border-bottom="none" fo:background-color="#000000" fo:border-left="none" fo:border-right="0.74pt solid #000000" fo:border-top="0.74pt solid #000000"/>
    </style:style>
    <style:style style:name="ce166" style:family="table-cell" style:parent-style-name="Default">
      <style:table-cell-properties fo:border-bottom="none" fo:background-color="#ffbf00" style:text-align-source="fix" style:repeat-content="false" fo:border-left="none" fo:border-right="0.74pt solid #000000" fo:border-top="none"/>
      <style:paragraph-properties fo:text-align="center" fo:margin-left="0cm"/>
    </style:style>
    <style:style style:name="ce167" style:family="table-cell" style:parent-style-name="Default">
      <style:table-cell-properties fo:border-bottom="0.74pt solid #000000" fo:background-color="#ffbf00" style:text-align-source="fix" style:repeat-content="false" fo:border-left="none" fo:border-right="0.74pt solid #000000" fo:border-top="none"/>
      <style:paragraph-properties fo:text-align="center" fo:margin-left="0cm"/>
    </style:style>
    <style:style style:name="ce70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169" style:family="table-cell" style:parent-style-name="Default">
      <style:table-cell-properties fo:border-bottom="0.74pt solid #000000" fo:background-color="#ffbf00" style:text-align-source="fix" style:repeat-content="false" fo:border-left="0.74pt solid #000000" fo:border-right="none" fo:border-top="none"/>
      <style:paragraph-properties fo:text-align="center" fo:margin-left="0cm"/>
    </style:style>
    <style:style style:name="ce72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PingFang SC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PingFang SC" style:font-name-complex="Lucida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PingFang SC" style:font-name-complex="Lucida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4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PingFang SC" style:font-name-complex="Lucida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OPERAÇÕES BÁSICA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77"/>
        <table:table-column table:style-name="co4" table:number-columns-repeated="2" table:default-cell-style-name="ce12"/>
        <table:table-column table:style-name="co4" table:default-cell-style-name="ce77"/>
        <table:table-row table:style-name="ro1">
          <table:table-cell table:style-name="ce37" office:value-type="string" calcext:value-type="string" table:number-columns-spanned="6" table:number-rows-spanned="1">
            <text:p>Operações Matemáticas Básicas</text:p>
          </table:table-cell>
          <table:covered-table-cell table:style-name="ce73"/>
          <table:covered-table-cell table:number-columns-repeated="4" table:style-name="ce75"/>
        </table:table-row>
        <table:table-row table:style-name="ro1">
          <table:table-cell/>
          <table:table-cell table:style-name="ce2"/>
          <table:table-cell table:style-name="ce76" office:value-type="string" calcext:value-type="string">
            <text:p>Resultado</text:p>
          </table:table-cell>
          <table:table-cell table:style-name="ce6" office:value-type="string" calcext:value-type="string">
            <text:p>1ª Célula</text:p>
          </table:table-cell>
          <table:table-cell table:style-name="ce6" office:value-type="string" calcext:value-type="string">
            <text:p>2ª Célula</text:p>
          </table:table-cell>
          <table:table-cell table:style-name="ce76"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Soma</text:p>
          </table:table-cell>
          <table:table-cell office:value-type="string" calcext:value-type="string">
            <text:p>6+2</text:p>
          </table:table-cell>
          <table:table-cell table:formula="of:=6+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D3]+[.E3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ubtração</text:p>
          </table:table-cell>
          <table:table-cell office:value-type="string" calcext:value-type="string">
            <text:p>6-2</text:p>
          </table:table-cell>
          <table:table-cell table:formula="of:=6-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D4]-[.E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plicação</text:p>
          </table:table-cell>
          <table:table-cell office:value-type="string" calcext:value-type="string">
            <text:p>6*2</text:p>
          </table:table-cell>
          <table:table-cell table:formula="of:=6*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5]*[.E5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ivisão</text:p>
          </table:table-cell>
          <table:table-cell office:value-type="string" calcext:value-type="string">
            <text:p>6/2</text:p>
          </table:table-cell>
          <table:table-cell table:formula="of:=6/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6]/[.E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onenciação</text:p>
          </table:table-cell>
          <table:table-cell office:value-type="string" calcext:value-type="string">
            <text:p>6^2</text:p>
          </table:table-cell>
          <table:table-cell table:formula="of:=6^2"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7]^[.E7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orcentagem</text:p>
          </table:table-cell>
          <table:table-cell office:value-type="string" calcext:value-type="string">
            <text:p>10% (valor=18)</text:p>
          </table:table-cell>
          <table:table-cell table:formula="of:=10%*18" office:value-type="float" office:value="1.8" calcext:value-type="float">
            <text:p>1,8</text:p>
          </table:table-cell>
          <table:table-cell table:style-name="ce80" office:value-type="percentage" office:value="0.1" calcext:value-type="percentage">
            <text:p>10%</text:p>
          </table:table-cell>
          <table:table-cell office:value-type="float" office:value="100" calcext:value-type="float">
            <text:p>100</text:p>
          </table:table-cell>
          <table:table-cell table:formula="of:=[.D8]*[.E8]" office:value-type="float" office:value="10" calcext:value-type="float">
            <text:p>10</text:p>
          </table:table-cell>
        </table:table-row>
      </table:table>
      <table:table table:name="FUNÇÃO MULT" table:style-name="ta1">
        <table:table-column table:style-name="co5" table:default-cell-style-name="ce9"/>
        <table:table-column table:style-name="co6" table:default-cell-style-name="ce12"/>
        <table:table-column table:style-name="co7" table:default-cell-style-name="ce12"/>
        <table:table-column table:style-name="co8" table:default-cell-style-name="ce16"/>
        <table:table-row table:style-name="ro1">
          <table:table-cell table:style-name="ce8"/>
          <table:table-cell table:style-name="ce11" office:value-type="string" calcext:value-type="string">
            <text:p>MULTIPLICAÇÃO A</text:p>
          </table:table-cell>
          <table:table-cell table:style-name="ce11" office:value-type="string" calcext:value-type="string">
            <text:p>MULTIPLICAÇÃO B</text:p>
          </table:table-cell>
          <table:table-cell table:style-name="ce15" office:value-type="string" calcext:value-type="string">
            <text:p>MULTIPLICAÇÃO C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/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style-name="ce10" office:value-type="string" calcext:value-type="string">
            <text:p>TOTAL=</text:p>
          </table:table-cell>
          <table:table-cell table:style-name="ce13" table:formula="of:=[.B2]*[.B3]*[.B4]*[.B5]*[.B6]" office:value-type="float" office:value="120" calcext:value-type="float">
            <text:p>120</text:p>
          </table:table-cell>
          <table:table-cell table:style-name="ce13" table:formula="of:=PRODUCT([.C2];[.C3];[.C4];[.C5];[.C6])" office:value-type="float" office:value="120" calcext:value-type="float">
            <text:p>120</text:p>
          </table:table-cell>
          <table:table-cell table:style-name="ce17" table:formula="of:=PRODUCT([.D2:.D6])" office:value-type="float" office:value="120" calcext:value-type="float">
            <text:p>120</text:p>
          </table:table-cell>
        </table:table-row>
        <table:table-row table:style-name="ro1">
          <table:table-cell table:style-name="ce6"/>
          <table:table-cell table:number-columns-repeated="2"/>
          <table:table-cell table:style-name="ce12"/>
        </table:table-row>
        <table:table-row table:style-name="ro1">
          <table:table-cell table:style-name="ce6"/>
          <table:table-cell table:style-name="ce14" office:value-type="string" calcext:value-type="string">
            <text:p><text:span text:style-name="T1">A2*A3*A4*A5*A6</text:span></text:p>
          </table:table-cell>
          <table:table-cell table:style-name="ce14" office:value-type="string" calcext:value-type="string">
            <text:p><text:span text:style-name="T1">MULT(B2;B3;B4;B5;B6)</text:span></text:p>
          </table:table-cell>
          <table:table-cell table:style-name="ce14" office:value-type="string" calcext:value-type="string">
            <text:p><text:span text:style-name="T1">MULT(C2:C6)</text:span></text:p>
          </table:table-cell>
        </table:table-row>
      </table:table>
      <table:table table:name="FUNÇÃO SOMA" table:style-name="ta1">
        <table:table-column table:style-name="co4" table:default-cell-style-name="ce9"/>
        <table:table-column table:style-name="co4" table:default-cell-style-name="ce16"/>
        <table:table-column table:style-name="co4" table:default-cell-style-name="ce6"/>
        <table:table-column table:style-name="co4" table:number-columns-repeated="4" table:default-cell-style-name="Default"/>
        <table:table-row table:style-name="ro1">
          <table:table-cell table:style-name="ce18" office:value-type="string" calcext:value-type="string">
            <text:p>Produto</text:p>
          </table:table-cell>
          <table:table-cell table:style-name="ce21" office:value-type="string" calcext:value-type="string">
            <text:p>Val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levisão</text:p>
          </table:table-cell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ntilador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gão</text:p>
          </table:table-cell>
          <table:table-cell office:value-type="float" office:value="499" calcext:value-type="float">
            <text:p>4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ladeira</text:p>
          </table:table-cell>
          <table:table-cell office:value-type="float" office:value="1100" calcext:value-type="float">
            <text:p>1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ular</text:p>
          </table:table-cell>
          <table:table-cell office:value-type="float" office:value="999" calcext:value-type="float">
            <text:p>9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lógio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style-name="ce91" office:value-type="string" calcext:value-type="string">
            <text:p>Total (A)</text:p>
          </table:table-cell>
          <table:table-cell table:style-name="ce94" table:formula="of:=[.B2]+[.B3]+[.B4]+[.B5]+[.B6]+[.B7]" office:value-type="float" office:value="3445" calcext:value-type="float">
            <text:p>3445</text:p>
          </table:table-cell>
          <table:table-cell table:style-name="ce23" office:value-type="string" calcext:value-type="string">
            <text:p>Soma tradicional = B2+B3+B4+B5+B6+B7</text:p>
          </table:table-cell>
          <table:table-cell table:style-name="ce23" table:number-columns-repeated="2"/>
          <table:table-cell table:style-name="ce25" table:number-columns-repeated="2"/>
        </table:table-row>
        <table:table-row table:style-name="ro1">
          <table:table-cell table:style-name="ce92" office:value-type="string" calcext:value-type="string">
            <text:p>Total (B)</text:p>
          </table:table-cell>
          <table:table-cell table:style-name="ce95" table:formula="of:=SUM([.B2:.B7])" office:value-type="float" office:value="3445" calcext:value-type="float">
            <text:p>3445</text:p>
          </table:table-cell>
          <table:table-cell table:style-name="ce23" office:value-type="string" calcext:value-type="string">
            <text:p>Soma com uso da função SOMA: <text:s/>=SOMA(B2:B7)</text:p>
          </table:table-cell>
          <table:table-cell table:style-name="ce24" table:number-columns-repeated="4"/>
        </table:table-row>
      </table:table>
      <table:table table:name="FUNÇÃO SE" table:style-name="ta1">
        <table:table-column table:style-name="co9" table:default-cell-style-name="ce9"/>
        <table:table-column table:style-name="co10" table:default-cell-style-name="ce31"/>
        <table:table-column table:style-name="co11" table:default-cell-style-name="ce35"/>
        <table:table-column table:style-name="co12" table:default-cell-style-name="ce6"/>
        <table:table-column table:style-name="co13" table:default-cell-style-name="Default"/>
        <table:table-column table:style-name="co4" table:number-columns-repeated="3" table:default-cell-style-name="ce6"/>
        <table:table-row table:style-name="ro1">
          <table:table-cell table:style-name="ce8" office:value-type="string" calcext:value-type="string">
            <text:p>Aluno</text:p>
          </table:table-cell>
          <table:table-cell table:style-name="ce28" office:value-type="string" calcext:value-type="string">
            <text:p>Média</text:p>
          </table:table-cell>
          <table:table-cell table:style-name="ce33" office:value-type="string" calcext:value-type="string">
            <text:p>Aprovado por Nota</text:p>
          </table:table-cell>
          <table:table-cell/>
          <table:table-cell table:style-name="ce39" office:value-type="string" calcext:value-type="string" table:number-columns-spanned="2" table:number-rows-spanned="1">
            <text:p>Análise de Dados</text:p>
          </table:table-cell>
          <table:covered-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Carlos Magno</text:p>
          </table:table-cell>
          <table:table-cell table:style-name="ce12" office:value-type="float" office:value="9.2" calcext:value-type="float">
            <text:p>9,2</text:p>
          </table:table-cell>
          <table:table-cell table:style-name="ce94"/>
          <table:table-cell/>
          <table:table-cell table:style-name="ce6"/>
          <table:table-cell table:number-columns-repeated="2"/>
          <table:table-cell table:style-name="ce47" office:value-type="string" calcext:value-type="string">
            <text:p>SE(B2&gt;=7,0;”APROVADO”;”REPROVADO")</text:p>
          </table:table-cell>
        </table:table-row>
        <table:table-row table:style-name="ro1">
          <table:table-cell office:value-type="string" calcext:value-type="string">
            <text:p>Juliana Silva</text:p>
          </table:table-cell>
          <table:table-cell table:style-name="ce12" office:value-type="float" office:value="8.6" calcext:value-type="float">
            <text:p>8,6</text:p>
          </table:table-cell>
          <table:table-cell table:style-name="ce94"/>
          <table:table-cell/>
          <table:table-cell table:style-name="ce115" office:value-type="string" calcext:value-type="string">
            <text:p>Máxima=</text:p>
          </table:table-cell>
          <table:table-cell table:style-name="ce124" table:formula="of:=MAX([.B2:.B11])" office:value-type="float" office:value="9.2" calcext:value-type="float">
            <text:p>9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ário Silva Júnior</text:p>
          </table:table-cell>
          <table:table-cell table:style-name="ce12" office:value-type="float" office:value="8.4" calcext:value-type="float">
            <text:p>8,4</text:p>
          </table:table-cell>
          <table:table-cell table:style-name="ce94"/>
          <table:table-cell/>
          <table:table-cell table:style-name="ce116" office:value-type="string" calcext:value-type="string">
            <text:p>Média=</text:p>
          </table:table-cell>
          <table:table-cell table:style-name="ce125" table:formula="of:=AVERAGE([.B2:.B11])" office:value-type="float" office:value="6.9" calcext:value-type="float">
            <text:p>6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 Creimer</text:p>
          </table:table-cell>
          <table:table-cell table:style-name="ce12" office:value-type="float" office:value="7.8" calcext:value-type="float">
            <text:p>7,8</text:p>
          </table:table-cell>
          <table:table-cell table:style-name="ce94"/>
          <table:table-cell/>
          <table:table-cell table:style-name="ce116" office:value-type="string" calcext:value-type="string">
            <text:p>Desvio Padrão=</text:p>
          </table:table-cell>
          <table:table-cell table:style-name="ce125" table:formula="of:=COM.MICROSOFT.STDEV.S([.B2:.B11])" office:value-type="float" office:value="1.89795211273157" calcext:value-type="float">
            <text:p>1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o Silva Jr.</text:p>
          </table:table-cell>
          <table:table-cell table:style-name="ce12" office:value-type="float" office:value="7.4" calcext:value-type="float">
            <text:p>7,4</text:p>
          </table:table-cell>
          <table:table-cell table:style-name="ce94"/>
          <table:table-cell/>
          <table:table-cell table:style-name="ce116" office:value-type="string" calcext:value-type="string">
            <text:p>Mínima=</text:p>
          </table:table-cell>
          <table:table-cell table:style-name="ce125" table:formula="of:=MIN([.B2:.B11])" office:value-type="float" office:value="3.7" calcext:value-type="float">
            <text:p>3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fael Malheiros</text:p>
          </table:table-cell>
          <table:table-cell table:style-name="ce12" office:value-type="float" office:value="7.4" calcext:value-type="float">
            <text:p>7,4</text:p>
          </table:table-cell>
          <table:table-cell table:style-name="ce94"/>
          <table:table-cell/>
          <table:table-cell table:style-name="ce117"/>
          <table:table-cell table:style-name="ce94"/>
          <table:table-cell table:number-columns-repeated="2"/>
        </table:table-row>
        <table:table-row table:style-name="ro1">
          <table:table-cell office:value-type="string" calcext:value-type="string">
            <text:p>Bruno San Ferreira</text:p>
          </table:table-cell>
          <table:table-cell table:style-name="ce12" office:value-type="float" office:value="6.9" calcext:value-type="float">
            <text:p>6,9</text:p>
          </table:table-cell>
          <table:table-cell table:style-name="ce94"/>
          <table:table-cell/>
          <table:table-cell table:style-name="ce117" office:value-type="string" calcext:value-type="string">
            <text:p>Três Melhores Notas:</text:p>
          </table:table-cell>
          <table:table-cell table:style-name="ce94"/>
          <table:table-cell table:number-columns-repeated="2"/>
        </table:table-row>
        <table:table-row table:style-name="ro1">
          <table:table-cell office:value-type="string" calcext:value-type="string">
            <text:p>Aline Ferreira</text:p>
          </table:table-cell>
          <table:table-cell table:style-name="ce12" office:value-type="float" office:value="5.7" calcext:value-type="float">
            <text:p>5,7</text:p>
          </table:table-cell>
          <table:table-cell table:style-name="ce94"/>
          <table:table-cell/>
          <table:table-cell table:style-name="ce118"/>
          <table:table-cell table:style-name="ce94" table:formula="of:=LARGE([.B2:.B11];1)" office:value-type="float" office:value="9.2" calcext:value-type="float">
            <text:p>9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áudio Santos</text:p>
          </table:table-cell>
          <table:table-cell table:style-name="ce12" office:value-type="float" office:value="3.9" calcext:value-type="float">
            <text:p>3,9</text:p>
          </table:table-cell>
          <table:table-cell table:style-name="ce94"/>
          <table:table-cell/>
          <table:table-cell table:style-name="ce118"/>
          <table:table-cell table:style-name="ce94" table:formula="of:=LARGE([.B2:.B11];2)" office:value-type="float" office:value="8.6" calcext:value-type="float">
            <text:p>8,6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Jorge Silva Neto</text:p>
          </table:table-cell>
          <table:table-cell table:style-name="ce29" office:value-type="float" office:value="3.7" calcext:value-type="float">
            <text:p>3,7</text:p>
          </table:table-cell>
          <table:table-cell table:style-name="ce95"/>
          <table:table-cell/>
          <table:table-cell table:style-name="ce119"/>
          <table:table-cell table:style-name="ce95" table:formula="of:=LARGE([.B2:.B11];3)" office:value-type="float" office:value="8.4" calcext:value-type="float">
            <text:p>8,4</text:p>
          </table:table-cell>
          <table:table-cell table:number-columns-repeated="2"/>
        </table:table-row>
        <table:table-row table:style-name="ro1" table:number-rows-repeated="3">
          <table:table-cell table:style-name="ce6" table:number-columns-repeated="3"/>
          <table:table-cell/>
          <table:table-cell table:style-name="ce6"/>
          <table:table-cell table:number-columns-repeated="3"/>
        </table:table-row>
        <table:table-row table:style-name="ro1">
          <table:table-cell table:style-name="ce8" office:value-type="string" calcext:value-type="string">
            <text:p>Aluno</text:p>
          </table:table-cell>
          <table:table-cell table:style-name="ce28" office:value-type="string" calcext:value-type="string">
            <text:p>Média</text:p>
          </table:table-cell>
          <table:table-cell table:style-name="ce28" office:value-type="string" calcext:value-type="string">
            <text:p>Frequência</text:p>
          </table:table-cell>
          <table:table-cell table:style-name="ce28" office:value-type="string" calcext:value-type="string">
            <text:p>Aprovado por Frequência</text:p>
          </table:table-cell>
          <table:table-cell table:style-name="ce33" office:value-type="string" calcext:value-type="string">
            <text:p>Aprovado por Nota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Carlos Magno</text:p>
          </table:table-cell>
          <table:table-cell table:style-name="ce30" office:value-type="float" office:value="9.2" calcext:value-type="float">
            <text:p>9,2</text:p>
          </table:table-cell>
          <table:table-cell table:style-name="ce34" office:value-type="percentage" office:value="1" calcext:value-type="percentage">
            <text:p>100%</text:p>
          </table:table-cell>
          <table:table-cell table:style-name="ce110" table:formula="of:=IF([.C16]&gt;75%;&quot;APROVADO&quot;;&quot;REPROVADO&quot;)" office:value-type="string" office:string-value="APROVADO" calcext:value-type="string">
            <text:p>APROVADO</text:p>
          </table:table-cell>
          <table:table-cell table:style-name="ce120" table:formula="of:=IF([.B16]&gt;=7;&quot;APROVADO&quot;;&quot;REPROVADO&quot;)" office:value-type="string" office:string-value="APROVADO" calcext:value-type="string">
            <text:p>APROV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ana Silva</text:p>
          </table:table-cell>
          <table:table-cell office:value-type="float" office:value="8.6" calcext:value-type="float">
            <text:p>8,6</text:p>
          </table:table-cell>
          <table:table-cell office:value-type="percentage" office:value="0.5" calcext:value-type="percentage">
            <text:p>50%</text:p>
          </table:table-cell>
          <table:table-cell table:style-name="ce111" table:formula="of:=IF([.C17]&gt;75%;&quot;APROVADO&quot;;&quot;REPROVADO&quot;)" office:value-type="string" office:string-value="REPROVADO" calcext:value-type="string">
            <text:p>REPROVADO</text:p>
          </table:table-cell>
          <table:table-cell table:style-name="ce120" table:formula="of:=IF([.B17]&gt;=7;&quot;APROVADO&quot;;&quot;REPROVADO&quot;)" office:value-type="string" office:string-value="APROVADO" calcext:value-type="string">
            <text:p>APROV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ário Silva Júnior</text:p>
          </table:table-cell>
          <table:table-cell office:value-type="float" office:value="8.4" calcext:value-type="float">
            <text:p>8,4</text:p>
          </table:table-cell>
          <table:table-cell office:value-type="percentage" office:value="0.85" calcext:value-type="percentage">
            <text:p>85%</text:p>
          </table:table-cell>
          <table:table-cell table:style-name="ce111" table:formula="of:=IF([.C18]&gt;75%;&quot;APROVADO&quot;;&quot;REPROVADO&quot;)" office:value-type="string" office:string-value="APROVADO" calcext:value-type="string">
            <text:p>APROVADO</text:p>
          </table:table-cell>
          <table:table-cell table:style-name="ce120" table:formula="of:=IF([.B18]&gt;=7;&quot;APROVADO&quot;;&quot;REPROVADO&quot;)" office:value-type="string" office:string-value="APROVADO" calcext:value-type="string">
            <text:p>APROV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iel Creimer</text:p>
          </table:table-cell>
          <table:table-cell office:value-type="float" office:value="7.8" calcext:value-type="float">
            <text:p>7,8</text:p>
          </table:table-cell>
          <table:table-cell office:value-type="percentage" office:value="0.9" calcext:value-type="percentage">
            <text:p>90%</text:p>
          </table:table-cell>
          <table:table-cell table:style-name="ce111" table:formula="of:=IF([.C19]&gt;75%;&quot;APROVADO&quot;;&quot;REPROVADO&quot;)" office:value-type="string" office:string-value="APROVADO" calcext:value-type="string">
            <text:p>APROVADO</text:p>
          </table:table-cell>
          <table:table-cell table:style-name="ce120" table:formula="of:=IF([.B19]&gt;=7;&quot;APROVADO&quot;;&quot;REPROVADO&quot;)" office:value-type="string" office:string-value="APROVADO" calcext:value-type="string">
            <text:p>APROV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ulo Silva Jr.</text:p>
          </table:table-cell>
          <table:table-cell office:value-type="float" office:value="7.4" calcext:value-type="float">
            <text:p>7,4</text:p>
          </table:table-cell>
          <table:table-cell office:value-type="percentage" office:value="0.2" calcext:value-type="percentage">
            <text:p>20%</text:p>
          </table:table-cell>
          <table:table-cell table:style-name="ce111" table:formula="of:=IF([.C20]&gt;75%;&quot;APROVADO&quot;;&quot;REPROVADO&quot;)" office:value-type="string" office:string-value="REPROVADO" calcext:value-type="string">
            <text:p>REPROVADO</text:p>
          </table:table-cell>
          <table:table-cell table:style-name="ce120" table:formula="of:=IF([.B20]&gt;=7;&quot;APROVADO&quot;;&quot;REPROVADO&quot;)" office:value-type="string" office:string-value="APROVADO" calcext:value-type="string">
            <text:p>APROV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fael Malheiros</text:p>
          </table:table-cell>
          <table:table-cell office:value-type="float" office:value="7.4" calcext:value-type="float">
            <text:p>7,4</text:p>
          </table:table-cell>
          <table:table-cell office:value-type="percentage" office:value="0.75" calcext:value-type="percentage">
            <text:p>75%</text:p>
          </table:table-cell>
          <table:table-cell table:style-name="ce111" table:formula="of:=IF([.C21]&gt;75%;&quot;APROVADO&quot;;&quot;REPROVADO&quot;)" office:value-type="string" office:string-value="REPROVADO" calcext:value-type="string">
            <text:p>REPROVADO</text:p>
          </table:table-cell>
          <table:table-cell table:style-name="ce120" table:formula="of:=IF([.B21]&gt;=7;&quot;APROVADO&quot;;&quot;REPROVADO&quot;)" office:value-type="string" office:string-value="APROVADO" calcext:value-type="string">
            <text:p>APROV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o San Ferreira</text:p>
          </table:table-cell>
          <table:table-cell office:value-type="float" office:value="6.9" calcext:value-type="float">
            <text:p>6,9</text:p>
          </table:table-cell>
          <table:table-cell office:value-type="percentage" office:value="0.9" calcext:value-type="percentage">
            <text:p>90%</text:p>
          </table:table-cell>
          <table:table-cell table:style-name="ce111" table:formula="of:=IF([.C22]&gt;75%;&quot;APROVADO&quot;;&quot;REPROVADO&quot;)" office:value-type="string" office:string-value="APROVADO" calcext:value-type="string">
            <text:p>APROVADO</text:p>
          </table:table-cell>
          <table:table-cell table:style-name="ce120" table:formula="of:=IF([.B22]&gt;=7;&quot;APROVADO&quot;;&quot;REPROVADO&quot;)" office:value-type="string" office:string-value="REPROVADO" calcext:value-type="string">
            <text:p>REPROV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ne Ferreira</text:p>
          </table:table-cell>
          <table:table-cell office:value-type="float" office:value="5.7" calcext:value-type="float">
            <text:p>5,7</text:p>
          </table:table-cell>
          <table:table-cell office:value-type="percentage" office:value="0.5" calcext:value-type="percentage">
            <text:p>50%</text:p>
          </table:table-cell>
          <table:table-cell table:style-name="ce111" table:formula="of:=IF([.C23]&gt;75%;&quot;APROVADO&quot;;&quot;REPROVADO&quot;)" office:value-type="string" office:string-value="REPROVADO" calcext:value-type="string">
            <text:p>REPROVADO</text:p>
          </table:table-cell>
          <table:table-cell table:style-name="ce120" table:formula="of:=IF([.B23]&gt;=7;&quot;APROVADO&quot;;&quot;REPROVADO&quot;)" office:value-type="string" office:string-value="REPROVADO" calcext:value-type="string">
            <text:p>REPROV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áudio Santos</text:p>
          </table:table-cell>
          <table:table-cell office:value-type="float" office:value="3.9" calcext:value-type="float">
            <text:p>3,9</text:p>
          </table:table-cell>
          <table:table-cell office:value-type="percentage" office:value="0.7" calcext:value-type="percentage">
            <text:p>70%</text:p>
          </table:table-cell>
          <table:table-cell table:style-name="ce111" table:formula="of:=IF([.C24]&gt;75%;&quot;APROVADO&quot;;&quot;REPROVADO&quot;)" office:value-type="string" office:string-value="REPROVADO" calcext:value-type="string">
            <text:p>REPROVADO</text:p>
          </table:table-cell>
          <table:table-cell table:style-name="ce120" table:formula="of:=IF([.B24]&gt;=7;&quot;APROVADO&quot;;&quot;REPROVADO&quot;)" office:value-type="string" office:string-value="REPROVADO" calcext:value-type="string">
            <text:p>REPROVADO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Jorge Silva Neto</text:p>
          </table:table-cell>
          <table:table-cell table:style-name="ce32" office:value-type="float" office:value="3.7" calcext:value-type="float">
            <text:p>3,7</text:p>
          </table:table-cell>
          <table:table-cell table:style-name="ce36" office:value-type="percentage" office:value="0.3" calcext:value-type="percentage">
            <text:p>30%</text:p>
          </table:table-cell>
          <table:table-cell table:style-name="ce112" table:formula="of:=IF([.C25]&gt;75%;&quot;APROVADO&quot;;&quot;REPROVADO&quot;)" office:value-type="string" office:string-value="REPROVADO" calcext:value-type="string">
            <text:p>REPROVADO</text:p>
          </table:table-cell>
          <table:table-cell table:style-name="ce121" table:formula="of:=IF([.B25]&gt;=7;&quot;APROVADO&quot;;&quot;REPROVADO&quot;)" office:value-type="string" office:string-value="REPROVADO" calcext:value-type="string">
            <text:p>REPROVADO</text:p>
          </table:table-cell>
          <table:table-cell table:number-columns-repeated="3"/>
        </table:table-row>
        <table:table-row table:style-name="ro2" table:number-rows-repeated="2"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 table:style-name="ce8" office:value-type="string" calcext:value-type="string">
            <text:p>Aluno</text:p>
          </table:table-cell>
          <table:table-cell table:style-name="ce28" office:value-type="string" calcext:value-type="string">
            <text:p>Média</text:p>
          </table:table-cell>
          <table:table-cell table:style-name="ce28" office:value-type="string" calcext:value-type="string">
            <text:p>Frequência</text:p>
          </table:table-cell>
          <table:table-cell table:style-name="ce33" office:value-type="string" calcext:value-type="string">
            <text:p>Resultado Final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27" office:value-type="string" calcext:value-type="string">
            <text:p>Carlos Magno</text:p>
          </table:table-cell>
          <table:table-cell table:style-name="ce30" office:value-type="float" office:value="9.2" calcext:value-type="float">
            <text:p>9,2</text:p>
          </table:table-cell>
          <table:table-cell table:style-name="ce34" office:value-type="percentage" office:value="1" calcext:value-type="percentage">
            <text:p>100%</text:p>
          </table:table-cell>
          <table:table-cell table:style-name="ce113" table:formula="of:=IF([.B29]&gt;=7;IF([.C29]&gt;=75%;&quot;APROVADO&quot;;&quot;REPROVADO&quot;);&quot;REPROVADO&quot;)" office:value-type="string" office:string-value="APROVADO" calcext:value-type="string">
            <text:p>APROVADO</text:p>
          </table:table-cell>
          <table:table-cell table:style-name="ce44" office:value-type="string" calcext:value-type="string">
            <text:p>Nota &gt;=7,0 e Frequência&gt;=75%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Juliana Silva</text:p>
          </table:table-cell>
          <table:table-cell office:value-type="float" office:value="8.6" calcext:value-type="float">
            <text:p>8,6</text:p>
          </table:table-cell>
          <table:table-cell office:value-type="percentage" office:value="0.5" calcext:value-type="percentage">
            <text:p>50%</text:p>
          </table:table-cell>
          <table:table-cell table:style-name="ce113" table:formula="of:=IF([.B30]&gt;=7;IF([.C30]&gt;=75%;&quot;APROVADO&quot;;&quot;REPROVADO&quot;);&quot;REPROVADO&quot;)" office:value-type="string" office:string-value="REPROVADO" calcext:value-type="string">
            <text:p>REPROVADO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Dário Silva Júnior</text:p>
          </table:table-cell>
          <table:table-cell office:value-type="float" office:value="8.4" calcext:value-type="float">
            <text:p>8,4</text:p>
          </table:table-cell>
          <table:table-cell office:value-type="percentage" office:value="0.85" calcext:value-type="percentage">
            <text:p>85%</text:p>
          </table:table-cell>
          <table:table-cell table:style-name="ce113" table:formula="of:=IF([.B31]&gt;=7;IF([.C31]&gt;=75%;&quot;APROVADO&quot;;&quot;REPROVADO&quot;);&quot;REPROVADO&quot;)" office:value-type="string" office:string-value="APROVADO" calcext:value-type="string">
            <text:p>APROVADO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Daniel Creimer</text:p>
          </table:table-cell>
          <table:table-cell office:value-type="float" office:value="7.8" calcext:value-type="float">
            <text:p>7,8</text:p>
          </table:table-cell>
          <table:table-cell office:value-type="percentage" office:value="0.9" calcext:value-type="percentage">
            <text:p>90%</text:p>
          </table:table-cell>
          <table:table-cell table:style-name="ce113" table:formula="of:=IF([.B32]&gt;=7;IF([.C32]&gt;=75%;&quot;APROVADO&quot;;&quot;REPROVADO&quot;);&quot;REPROVADO&quot;)" office:value-type="string" office:string-value="APROVADO" calcext:value-type="string">
            <text:p>APROVADO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aulo Silva Jr.</text:p>
          </table:table-cell>
          <table:table-cell office:value-type="float" office:value="7.4" calcext:value-type="float">
            <text:p>7,4</text:p>
          </table:table-cell>
          <table:table-cell office:value-type="percentage" office:value="0.2" calcext:value-type="percentage">
            <text:p>20%</text:p>
          </table:table-cell>
          <table:table-cell table:style-name="ce113" table:formula="of:=IF([.B33]&gt;=7;IF([.C33]&gt;=75%;&quot;APROVADO&quot;;&quot;REPROVADO&quot;);&quot;REPROVADO&quot;)" office:value-type="string" office:string-value="REPROVADO" calcext:value-type="string">
            <text:p>REPROVADO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Rafael Malheiros</text:p>
          </table:table-cell>
          <table:table-cell office:value-type="float" office:value="7.4" calcext:value-type="float">
            <text:p>7,4</text:p>
          </table:table-cell>
          <table:table-cell office:value-type="percentage" office:value="0.75" calcext:value-type="percentage">
            <text:p>75%</text:p>
          </table:table-cell>
          <table:table-cell table:style-name="ce113" table:formula="of:=IF([.B34]&gt;=7;IF([.C34]&gt;=75%;&quot;APROVADO&quot;;&quot;REPROVADO&quot;);&quot;REPROVADO&quot;)" office:value-type="string" office:string-value="APROVADO" calcext:value-type="string">
            <text:p>APROVADO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Bruno San Ferreira</text:p>
          </table:table-cell>
          <table:table-cell office:value-type="float" office:value="6.9" calcext:value-type="float">
            <text:p>6,9</text:p>
          </table:table-cell>
          <table:table-cell office:value-type="percentage" office:value="0.9" calcext:value-type="percentage">
            <text:p>90%</text:p>
          </table:table-cell>
          <table:table-cell table:style-name="ce113" table:formula="of:=IF([.B35]&gt;=7;IF([.C35]&gt;=75%;&quot;APROVADO&quot;;&quot;REPROVADO&quot;);&quot;REPROVADO&quot;)" office:value-type="string" office:string-value="REPROVADO" calcext:value-type="string">
            <text:p>REPROVADO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Aline Ferreira</text:p>
          </table:table-cell>
          <table:table-cell office:value-type="float" office:value="5.7" calcext:value-type="float">
            <text:p>5,7</text:p>
          </table:table-cell>
          <table:table-cell office:value-type="percentage" office:value="0.5" calcext:value-type="percentage">
            <text:p>50%</text:p>
          </table:table-cell>
          <table:table-cell table:style-name="ce113" table:formula="of:=IF([.B36]&gt;=7;IF([.C36]&gt;=75%;&quot;APROVADO&quot;;&quot;REPROVADO&quot;);&quot;REPROVADO&quot;)" office:value-type="string" office:string-value="REPROVADO" calcext:value-type="string">
            <text:p>REPROVADO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Cláudio Santos</text:p>
          </table:table-cell>
          <table:table-cell office:value-type="float" office:value="3.9" calcext:value-type="float">
            <text:p>3,9</text:p>
          </table:table-cell>
          <table:table-cell office:value-type="percentage" office:value="0.7" calcext:value-type="percentage">
            <text:p>70%</text:p>
          </table:table-cell>
          <table:table-cell table:style-name="ce113" table:formula="of:=IF([.B37]&gt;=7;IF([.C37]&gt;=75%;&quot;APROVADO&quot;;&quot;REPROVADO&quot;);&quot;REPROVADO&quot;)" office:value-type="string" office:string-value="REPROVADO" calcext:value-type="string">
            <text:p>REPROVADO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26" office:value-type="string" calcext:value-type="string">
            <text:p>Jorge Silva Neto</text:p>
          </table:table-cell>
          <table:table-cell table:style-name="ce32" office:value-type="float" office:value="3.7" calcext:value-type="float">
            <text:p>3,7</text:p>
          </table:table-cell>
          <table:table-cell table:style-name="ce36" office:value-type="percentage" office:value="0.3" calcext:value-type="percentage">
            <text:p>30%</text:p>
          </table:table-cell>
          <table:table-cell table:style-name="ce112" table:formula="of:=IF([.B38]&gt;=7;IF([.C38]&gt;=75%;&quot;APROVADO&quot;;&quot;REPROVADO&quot;);&quot;REPROVADO&quot;)" office:value-type="string" office:string-value="REPROVADO" calcext:value-type="string">
            <text:p>REPROVADO</text:p>
          </table:table-cell>
          <table:table-cell/>
          <table:table-cell table:style-name="Default" table:number-columns-repeated="3"/>
        </table:table-row>
        <table:table-row table:style-name="ro2" table:number-rows-repeated="2"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3">
          <table:table-cell table:style-name="Default" table:number-columns-repeated="2"/>
          <table:table-cell table:style-name="ce23" office:value-type="string" calcext:value-type="string">
            <text:p><text:span text:style-name="T1">SE(B29&gt;=7;SE(C29&gt;=75%;"APROVADO";"REPROVADO");"REPROVADO")</text:span></text:p>
          </table:table-cell>
          <table:table-cell table:style-name="ce25" table:number-columns-repeated="3"/>
          <table:table-cell table:style-name="Default" table:number-columns-repeated="2"/>
        </table:table-row>
      </table:table>
      <table:table table:name="FUNÇÃO E_OU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40"/>
        <table:table-column table:style-name="co18" table:default-cell-style-name="ce143"/>
        <table:table-column table:style-name="co4" table:number-columns-repeated="3" table:default-cell-style-name="Default"/>
        <table:table-column table:style-name="co19" table:default-cell-style-name="Default"/>
        <table:table-row table:style-name="ro2">
          <table:table-cell table:style-name="ce127" office:value-type="string" calcext:value-type="string" table:number-columns-spanned="5" table:number-rows-spanned="1">
            <text:p>Aplicação da Função E e OU</text:p>
          </table:table-cell>
          <table:covered-table-cell table:number-columns-repeated="2"/>
          <table:covered-table-cell table:number-columns-repeated="2" table:style-name="Default"/>
          <table:table-cell table:number-columns-repeated="4"/>
        </table:table-row>
        <table:table-row table:style-name="ro2">
          <table:table-cell table:style-name="ce48" office:value-type="string" calcext:value-type="string" table:number-columns-spanned="5" table:number-rows-spanned="1">
            <text:p>Função E</text:p>
          </table:table-cell>
          <table:covered-table-cell table:number-columns-repeated="2"/>
          <table:covered-table-cell table:number-columns-repeated="2" table:style-name="Default"/>
          <table:table-cell table:number-columns-repeated="3"/>
          <table:table-cell table:style-name="ce53"/>
        </table:table-row>
        <table:table-row table:style-name="ro2">
          <table:table-cell table:style-name="ce49" office:value-type="string" calcext:value-type="string">
            <text:p>Valor A</text:p>
          </table:table-cell>
          <table:table-cell table:style-name="ce49" office:value-type="string" calcext:value-type="string">
            <text:p>Valor B</text:p>
          </table:table-cell>
          <table:table-cell table:style-name="ce137" office:value-type="string" calcext:value-type="string">
            <text:p>Condição 1 (Valor A &gt; 10)</text:p>
          </table:table-cell>
          <table:table-cell table:style-name="ce137" office:value-type="string" calcext:value-type="string">
            <text:p>Condição 2 (Valor B &gt; 10)</text:p>
          </table:table-cell>
          <table:table-cell table:style-name="ce137" office:value-type="string" calcext:value-type="string">
            <text:p>Resultado (Ambos os Valores &gt; 10) </text:p>
          </table:table-cell>
          <table:table-cell table:number-columns-repeated="4"/>
        </table:table-row>
        <table:table-row table:style-name="ro2"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5" calcext:value-type="float">
            <text:p>15</text:p>
          </table:table-cell>
          <table:table-cell table:style-name="ce138" table:formula="of:=[.A4]&gt;10" office:value-type="boolean" office:boolean-value="true" calcext:value-type="boolean">
            <text:p>VERDADEIRO</text:p>
          </table:table-cell>
          <table:table-cell table:style-name="ce138" table:formula="of:=[.B4]&gt;10" office:value-type="boolean" office:boolean-value="true" calcext:value-type="boolean">
            <text:p>VERDADEIRO</text:p>
          </table:table-cell>
          <table:table-cell table:style-name="ce138" table:formula="of:=AND([.A4]&gt;10;[.B4]&gt;10)" office:value-type="boolean" office:boolean-value="true" calcext:value-type="boolean">
            <text:p>VERDADEIRO</text:p>
          </table:table-cell>
          <table:table-cell table:number-columns-repeated="4"/>
        </table:table-row>
        <table:table-row table:style-name="ro2"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5" calcext:value-type="float">
            <text:p>5</text:p>
          </table:table-cell>
          <table:table-cell table:style-name="ce138" table:formula="of:=[.A5]&gt;10" office:value-type="boolean" office:boolean-value="true" calcext:value-type="boolean">
            <text:p>VERDADEIRO</text:p>
          </table:table-cell>
          <table:table-cell table:style-name="ce138" table:formula="of:=[.B5]&gt;10" office:value-type="boolean" office:boolean-value="false" calcext:value-type="boolean">
            <text:p>FALSO</text:p>
          </table:table-cell>
          <table:table-cell table:style-name="ce138" table:formula="of:=AND([.A5]&gt;10;[.B5]&gt;10)" office:value-type="boolean" office:boolean-value="false" calcext:value-type="boolean">
            <text:p>FALSO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48" office:value-type="string" calcext:value-type="string" table:number-columns-spanned="5" table:number-rows-spanned="1">
            <text:p>Função OU</text:p>
          </table:table-cell>
          <table:covered-table-cell table:number-columns-repeated="2"/>
          <table:covered-table-cell table:number-columns-repeated="2" table:style-name="Default"/>
          <table:table-cell table:number-columns-repeated="4"/>
        </table:table-row>
        <table:table-row table:style-name="ro2">
          <table:table-cell table:style-name="ce49" office:value-type="string" calcext:value-type="string">
            <text:p>Valor A</text:p>
          </table:table-cell>
          <table:table-cell table:style-name="ce49" office:value-type="string" calcext:value-type="string">
            <text:p>Valor B</text:p>
          </table:table-cell>
          <table:table-cell table:style-name="ce137" office:value-type="string" calcext:value-type="string">
            <text:p>Condição 1 (Valor A &gt; 10)</text:p>
          </table:table-cell>
          <table:table-cell table:style-name="ce137" office:value-type="string" calcext:value-type="string">
            <text:p>Condição 2 (Valor B &gt; 10)</text:p>
          </table:table-cell>
          <table:table-cell table:style-name="ce137" office:value-type="string" calcext:value-type="string">
            <text:p>Resultado (Ambos os Valores &gt; 10) </text:p>
          </table:table-cell>
          <table:table-cell table:number-columns-repeated="4"/>
        </table:table-row>
        <table:table-row table:style-name="ro2"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5" calcext:value-type="float">
            <text:p>15</text:p>
          </table:table-cell>
          <table:table-cell table:style-name="ce138" table:formula="of:=[.A9]&gt;10" office:value-type="boolean" office:boolean-value="true" calcext:value-type="boolean">
            <text:p>VERDADEIRO</text:p>
          </table:table-cell>
          <table:table-cell table:style-name="ce138" table:formula="of:=[.B9]&gt;10" office:value-type="boolean" office:boolean-value="true" calcext:value-type="boolean">
            <text:p>VERDADEIRO</text:p>
          </table:table-cell>
          <table:table-cell table:style-name="ce138" table:formula="of:=OR([.A9]&gt;10;[.B9]&gt;10)" office:value-type="boolean" office:boolean-value="true" calcext:value-type="boolean">
            <text:p>VERDADEIRO</text:p>
          </table:table-cell>
          <table:table-cell table:number-columns-repeated="4"/>
        </table:table-row>
        <table:table-row table:style-name="ro2"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5" calcext:value-type="float">
            <text:p>5</text:p>
          </table:table-cell>
          <table:table-cell table:style-name="ce138" table:formula="of:=[.A10]&gt;10" office:value-type="boolean" office:boolean-value="true" calcext:value-type="boolean">
            <text:p>VERDADEIRO</text:p>
          </table:table-cell>
          <table:table-cell table:style-name="ce138" table:formula="of:=[.B10]&gt;10" office:value-type="boolean" office:boolean-value="false" calcext:value-type="boolean">
            <text:p>FALSO</text:p>
          </table:table-cell>
          <table:table-cell table:style-name="ce138" table:formula="of:=OR([.A10]&gt;10;[.B10]&gt;10)" office:value-type="boolean" office:boolean-value="true" calcext:value-type="boolean">
            <text:p>VERDADEIRO</text:p>
          </table:table-cell>
          <table:table-cell table:number-columns-repeated="4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31" office:value-type="string" calcext:value-type="string">
            <text:p>Aluno</text:p>
          </table:table-cell>
          <table:table-cell table:style-name="ce132" office:value-type="string" calcext:value-type="string">
            <text:p>Média</text:p>
          </table:table-cell>
          <table:table-cell table:style-name="ce132" office:value-type="string" calcext:value-type="string">
            <text:p>Frequência</text:p>
          </table:table-cell>
          <table:table-cell table:style-name="ce132" office:value-type="string" calcext:value-type="string">
            <text:p>Resultado Final (E())</text:p>
          </table:table-cell>
          <table:table-cell table:style-name="ce142" office:value-type="string" calcext:value-type="string">
            <text:p>Resultado Final (OU()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Carlos Magno</text:p>
          </table:table-cell>
          <table:table-cell table:style-name="ce50" office:value-type="float" office:value="9.2" calcext:value-type="float">
            <text:p>9,2</text:p>
          </table:table-cell>
          <table:table-cell table:style-name="ce52" office:value-type="percentage" office:value="1" calcext:value-type="percentage">
            <text:p>100%</text:p>
          </table:table-cell>
          <table:table-cell table:formula="of:=IF(AND([.B14]&gt;=7;[.C14]&gt;=75%);&quot;APROVADO&quot;;&quot;REPROVADO&quot;)" office:value-type="string" office:string-value="APROVADO" calcext:value-type="string">
            <text:p>APROVADO</text:p>
          </table:table-cell>
          <table:table-cell table:formula="of:=IF(OR([.B14]&gt;7;[.C14]&gt;50);&quot;APROVADO&quot;;&quot;REPROVADO&quot;)" office:value-type="string" office:string-value="APROVADO" calcext:value-type="string">
            <text:p>APROVADO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Juliana Silva</text:p>
          </table:table-cell>
          <table:table-cell table:style-name="ce31" office:value-type="float" office:value="8.6" calcext:value-type="float">
            <text:p>8,6</text:p>
          </table:table-cell>
          <table:table-cell table:style-name="ce35" office:value-type="percentage" office:value="0.5" calcext:value-type="percentage">
            <text:p>50%</text:p>
          </table:table-cell>
          <table:table-cell table:formula="of:=IF(AND([.B15]&gt;=7;[.C15]&gt;=75%);&quot;APROVADO&quot;;&quot;REPROVADO&quot;)" office:value-type="string" office:string-value="REPROVADO" calcext:value-type="string">
            <text:p>REPROVADO</text:p>
          </table:table-cell>
          <table:table-cell table:formula="of:=IF(OR([.B15]&gt;7;[.C15]&gt;50);&quot;APROVADO&quot;;&quot;REPROVADO&quot;)" office:value-type="string" office:string-value="APROVADO" calcext:value-type="string">
            <text:p>APROVADO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Dário Silva Júnior</text:p>
          </table:table-cell>
          <table:table-cell table:style-name="ce31" office:value-type="float" office:value="8.4" calcext:value-type="float">
            <text:p>8,4</text:p>
          </table:table-cell>
          <table:table-cell table:style-name="ce35" office:value-type="percentage" office:value="0.85" calcext:value-type="percentage">
            <text:p>85%</text:p>
          </table:table-cell>
          <table:table-cell table:formula="of:=IF(AND([.B16]&gt;=7;[.C16]&gt;=75%);&quot;APROVADO&quot;;&quot;REPROVADO&quot;)" office:value-type="string" office:string-value="APROVADO" calcext:value-type="string">
            <text:p>APROVADO</text:p>
          </table:table-cell>
          <table:table-cell table:formula="of:=IF(OR([.B16]&gt;7;[.C16]&gt;50);&quot;APROVADO&quot;;&quot;REPROVADO&quot;)" office:value-type="string" office:string-value="APROVADO" calcext:value-type="string">
            <text:p>APROVADO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Daniel Creimer</text:p>
          </table:table-cell>
          <table:table-cell table:style-name="ce31" office:value-type="float" office:value="7.8" calcext:value-type="float">
            <text:p>7,8</text:p>
          </table:table-cell>
          <table:table-cell table:style-name="ce35" office:value-type="percentage" office:value="0.9" calcext:value-type="percentage">
            <text:p>90%</text:p>
          </table:table-cell>
          <table:table-cell table:formula="of:=IF(AND([.B17]&gt;=7;[.C17]&gt;=75%);&quot;APROVADO&quot;;&quot;REPROVADO&quot;)" office:value-type="string" office:string-value="APROVADO" calcext:value-type="string">
            <text:p>APROVADO</text:p>
          </table:table-cell>
          <table:table-cell table:formula="of:=IF(OR([.B17]&gt;7;[.C17]&gt;50);&quot;APROVADO&quot;;&quot;REPROVADO&quot;)" office:value-type="string" office:string-value="APROVADO" calcext:value-type="string">
            <text:p>APROVADO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Paulo Silva Jr.</text:p>
          </table:table-cell>
          <table:table-cell table:style-name="ce31" office:value-type="float" office:value="7.4" calcext:value-type="float">
            <text:p>7,4</text:p>
          </table:table-cell>
          <table:table-cell table:style-name="ce35" office:value-type="percentage" office:value="0.2" calcext:value-type="percentage">
            <text:p>20%</text:p>
          </table:table-cell>
          <table:table-cell table:formula="of:=IF(AND([.B18]&gt;=7;[.C18]&gt;=75%);&quot;APROVADO&quot;;&quot;REPROVADO&quot;)" office:value-type="string" office:string-value="REPROVADO" calcext:value-type="string">
            <text:p>REPROVADO</text:p>
          </table:table-cell>
          <table:table-cell table:formula="of:=IF(OR([.B18]&gt;7;[.C18]&gt;50);&quot;APROVADO&quot;;&quot;REPROVADO&quot;)" office:value-type="string" office:string-value="APROVADO" calcext:value-type="string">
            <text:p>APROVADO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Rafael Malheiros</text:p>
          </table:table-cell>
          <table:table-cell table:style-name="ce31" office:value-type="float" office:value="7.4" calcext:value-type="float">
            <text:p>7,4</text:p>
          </table:table-cell>
          <table:table-cell table:style-name="ce35" office:value-type="percentage" office:value="0.75" calcext:value-type="percentage">
            <text:p>75%</text:p>
          </table:table-cell>
          <table:table-cell table:formula="of:=IF(AND([.B19]&gt;=7;[.C19]&gt;=75%);&quot;APROVADO&quot;;&quot;REPROVADO&quot;)" office:value-type="string" office:string-value="APROVADO" calcext:value-type="string">
            <text:p>APROVADO</text:p>
          </table:table-cell>
          <table:table-cell table:formula="of:=IF(OR([.B19]&gt;7;[.C19]&gt;50);&quot;APROVADO&quot;;&quot;REPROVADO&quot;)" office:value-type="string" office:string-value="APROVADO" calcext:value-type="string">
            <text:p>APROVADO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Bruno San Ferreira</text:p>
          </table:table-cell>
          <table:table-cell table:style-name="ce31" office:value-type="float" office:value="6.9" calcext:value-type="float">
            <text:p>6,9</text:p>
          </table:table-cell>
          <table:table-cell table:style-name="ce35" office:value-type="percentage" office:value="0.9" calcext:value-type="percentage">
            <text:p>90%</text:p>
          </table:table-cell>
          <table:table-cell table:formula="of:=IF(AND([.B20]&gt;=7;[.C20]&gt;=75%);&quot;APROVADO&quot;;&quot;REPROVADO&quot;)" office:value-type="string" office:string-value="REPROVADO" calcext:value-type="string">
            <text:p>REPROVADO</text:p>
          </table:table-cell>
          <table:table-cell table:formula="of:=IF(OR([.B20]&gt;7;[.C20]&gt;50);&quot;APROVADO&quot;;&quot;REPROVADO&quot;)" office:value-type="string" office:string-value="REPROVADO" calcext:value-type="string">
            <text:p>REPROVADO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Aline Ferreira</text:p>
          </table:table-cell>
          <table:table-cell table:style-name="ce31" office:value-type="float" office:value="5.7" calcext:value-type="float">
            <text:p>5,7</text:p>
          </table:table-cell>
          <table:table-cell table:style-name="ce35" office:value-type="percentage" office:value="0.5" calcext:value-type="percentage">
            <text:p>50%</text:p>
          </table:table-cell>
          <table:table-cell table:formula="of:=IF(AND([.B21]&gt;=7;[.C21]&gt;=75%);&quot;APROVADO&quot;;&quot;REPROVADO&quot;)" office:value-type="string" office:string-value="REPROVADO" calcext:value-type="string">
            <text:p>REPROVADO</text:p>
          </table:table-cell>
          <table:table-cell table:formula="of:=IF(OR([.B21]&gt;7;[.C21]&gt;50);&quot;APROVADO&quot;;&quot;REPROVADO&quot;)" office:value-type="string" office:string-value="REPROVADO" calcext:value-type="string">
            <text:p>REPROVADO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Cláudio Santos</text:p>
          </table:table-cell>
          <table:table-cell table:style-name="ce31" office:value-type="float" office:value="3.9" calcext:value-type="float">
            <text:p>3,9</text:p>
          </table:table-cell>
          <table:table-cell table:style-name="ce35" office:value-type="percentage" office:value="0.7" calcext:value-type="percentage">
            <text:p>70%</text:p>
          </table:table-cell>
          <table:table-cell table:formula="of:=IF(AND([.B22]&gt;=7;[.C22]&gt;=75%);&quot;APROVADO&quot;;&quot;REPROVADO&quot;)" office:value-type="string" office:string-value="REPROVADO" calcext:value-type="string">
            <text:p>REPROVADO</text:p>
          </table:table-cell>
          <table:table-cell table:formula="of:=IF(OR([.B22]&gt;7;[.C22]&gt;50);&quot;APROVADO&quot;;&quot;REPROVADO&quot;)" office:value-type="string" office:string-value="REPROVADO" calcext:value-type="string">
            <text:p>REPROVADO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Jorge Silva Neto</text:p>
          </table:table-cell>
          <table:table-cell table:style-name="ce32" office:value-type="float" office:value="3.7" calcext:value-type="float">
            <text:p>3,7</text:p>
          </table:table-cell>
          <table:table-cell table:style-name="ce36" office:value-type="percentage" office:value="0.3" calcext:value-type="percentage">
            <text:p>30%</text:p>
          </table:table-cell>
          <table:table-cell table:style-name="ce141" table:formula="of:=IF(AND([.B23]&gt;=7;[.C23]&gt;=75%);&quot;APROVADO&quot;;&quot;REPROVADO&quot;)" office:value-type="string" office:string-value="REPROVADO" calcext:value-type="string">
            <text:p>REPROVADO</text:p>
          </table:table-cell>
          <table:table-cell table:style-name="ce144" table:formula="of:=IF(OR([.B23]&gt;7;[.C23]&gt;50);&quot;APROVADO&quot;;&quot;REPROVADO&quot;)" office:value-type="string" office:string-value="REPROVADO" calcext:value-type="string">
            <text:p>REPROVADO</text:p>
          </table:table-cell>
          <table:table-cell table:number-columns-repeated="4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4">
          <table:table-cell table:number-columns-repeated="3"/>
          <table:table-cell table:style-name="ce24" office:value-type="string" calcext:value-type="string">
            <text:p><text:span text:style-name="T2">SE(E(</text:span><text:span text:style-name="T3">B14</text:span><text:span text:style-name="T2">&gt;=7;</text:span><text:span text:style-name="T4">C14</text:span><text:span text:style-name="T2">&gt;=75%);"APROVADO";"REPROVADO")</text:span></text:p>
          </table:table-cell>
          <table:table-cell table:style-name="ce24" table:number-columns-repeated="2"/>
          <table:table-cell table:number-columns-repeated="3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3">
          <table:table-cell table:number-columns-repeated="3"/>
          <table:table-cell table:style-name="ce24" office:value-type="string" calcext:value-type="string">
            <text:p><text:span text:style-name="T2">SE(OU(</text:span><text:span text:style-name="T3">B14</text:span><text:span text:style-name="T2">&gt;7;</text:span><text:span text:style-name="T4">C14</text:span><text:span text:style-name="T2">&gt;50);"APROVADO";"REPROVADO")</text:span></text:p>
          </table:table-cell>
          <table:table-cell table:style-name="ce24" table:number-columns-repeated="2"/>
          <table:table-cell table:number-columns-repeated="3"/>
        </table:table-row>
      </table:table>
      <table:table table:name="FUNÇÃO SES" table:style-name="ta1">
        <table:table-column table:style-name="co9" table:default-cell-style-name="ce9"/>
        <table:table-column table:style-name="co10" table:default-cell-style-name="ce12"/>
        <table:table-column table:style-name="co11" table:default-cell-style-name="ce94"/>
        <table:table-column table:style-name="co4" table:number-columns-repeated="4" table:default-cell-style-name="Default"/>
        <table:table-row table:style-name="ro1">
          <table:table-cell table:style-name="ce8" office:value-type="string" calcext:value-type="string">
            <text:p>Aluno</text:p>
          </table:table-cell>
          <table:table-cell table:style-name="ce28" office:value-type="string" calcext:value-type="string">
            <text:p>Média</text:p>
          </table:table-cell>
          <table:table-cell table:style-name="ce33" office:value-type="string" calcext:value-type="string">
            <text:p>Aprovado por No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los Magno</text:p>
          </table:table-cell>
          <table:table-cell office:value-type="float" office:value="9.2" calcext:value-type="float">
            <text:p>9,2</text:p>
          </table:table-cell>
          <table:table-cell table:formula="of:=COM.MICROSOFT.IFS([.B2]&gt;=8;&quot;A&quot;;[.B2]&gt;=6;&quot;B&quot;;[.B2]&gt;=4;&quot;C&quot;;[.B2]&gt;=2;&quot;D&quot;;[.B2]&gt;=0;&quot;E&quot;)" office:value-type="string" office:string-value="A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liana Silva</text:p>
          </table:table-cell>
          <table:table-cell office:value-type="float" office:value="8.6" calcext:value-type="float">
            <text:p>8,6</text:p>
          </table:table-cell>
          <table:table-cell table:formula="of:=COM.MICROSOFT.IFS([.B3]&gt;=8;&quot;A&quot;;[.B3]&gt;=6;&quot;B&quot;;[.B3]&gt;=4;&quot;C&quot;;[.B3]&gt;=2;&quot;D&quot;;[.B3]&gt;=0;&quot;E&quot;)" office:value-type="string" office:string-value="A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ário Silva Júnior</text:p>
          </table:table-cell>
          <table:table-cell office:value-type="float" office:value="8.4" calcext:value-type="float">
            <text:p>8,4</text:p>
          </table:table-cell>
          <table:table-cell table:formula="of:=COM.MICROSOFT.IFS([.B4]&gt;=8;&quot;A&quot;;[.B4]&gt;=6;&quot;B&quot;;[.B4]&gt;=4;&quot;C&quot;;[.B4]&gt;=2;&quot;D&quot;;[.B4]&gt;=0;&quot;E&quot;)" office:value-type="string" office:string-value="A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iel Creimer</text:p>
          </table:table-cell>
          <table:table-cell office:value-type="float" office:value="7.8" calcext:value-type="float">
            <text:p>7,8</text:p>
          </table:table-cell>
          <table:table-cell table:formula="of:=COM.MICROSOFT.IFS([.B5]&gt;=8;&quot;A&quot;;[.B5]&gt;=6;&quot;B&quot;;[.B5]&gt;=4;&quot;C&quot;;[.B5]&gt;=2;&quot;D&quot;;[.B5]&gt;=0;&quot;E&quot;)" office:value-type="string" office:string-value="B" calcext:value-type="string">
            <text:p>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 Silva Jr.</text:p>
          </table:table-cell>
          <table:table-cell office:value-type="float" office:value="7.4" calcext:value-type="float">
            <text:p>7,4</text:p>
          </table:table-cell>
          <table:table-cell table:formula="of:=COM.MICROSOFT.IFS([.B6]&gt;=8;&quot;A&quot;;[.B6]&gt;=6;&quot;B&quot;;[.B6]&gt;=4;&quot;C&quot;;[.B6]&gt;=2;&quot;D&quot;;[.B6]&gt;=0;&quot;E&quot;)" office:value-type="string" office:string-value="B" calcext:value-type="string">
            <text:p>B</text:p>
          </table:table-cell>
          <table:table-cell/>
          <table:table-cell table:style-name="ce54" office:value-type="string" calcext:value-type="string" table:number-columns-spanned="2" table:number-rows-spanned="1">
            <text:p>Conceitos</text:p>
          </table:table-cell>
          <table:covered-table-cell table:style-name="ce55"/>
          <table:table-cell/>
        </table:table-row>
        <table:table-row table:style-name="ro1">
          <table:table-cell office:value-type="string" calcext:value-type="string">
            <text:p>Rafael Malheiros</text:p>
          </table:table-cell>
          <table:table-cell office:value-type="float" office:value="7.4" calcext:value-type="float">
            <text:p>7,4</text:p>
          </table:table-cell>
          <table:table-cell table:formula="of:=COM.MICROSOFT.IFS([.B7]&gt;=8;&quot;A&quot;;[.B7]&gt;=6;&quot;B&quot;;[.B7]&gt;=4;&quot;C&quot;;[.B7]&gt;=2;&quot;D&quot;;[.B7]&gt;=0;&quot;E&quot;)" office:value-type="string" office:string-value="B" calcext:value-type="string">
            <text:p>B</text:p>
          </table:table-cell>
          <table:table-cell/>
          <table:table-cell table:style-name="ce19" office:value-type="string" calcext:value-type="string">
            <text:p>A</text:p>
          </table:table-cell>
          <table:table-cell table:style-name="ce56" office:value-type="string" calcext:value-type="string">
            <text:p>8 – 10</text:p>
          </table:table-cell>
          <table:table-cell/>
        </table:table-row>
        <table:table-row table:style-name="ro1">
          <table:table-cell office:value-type="string" calcext:value-type="string">
            <text:p>Bruno San Ferreira</text:p>
          </table:table-cell>
          <table:table-cell office:value-type="float" office:value="6.9" calcext:value-type="float">
            <text:p>6,9</text:p>
          </table:table-cell>
          <table:table-cell table:formula="of:=COM.MICROSOFT.IFS([.B8]&gt;=8;&quot;A&quot;;[.B8]&gt;=6;&quot;B&quot;;[.B8]&gt;=4;&quot;C&quot;;[.B8]&gt;=2;&quot;D&quot;;[.B8]&gt;=0;&quot;E&quot;)" office:value-type="string" office:string-value="B" calcext:value-type="string">
            <text:p>B</text:p>
          </table:table-cell>
          <table:table-cell/>
          <table:table-cell table:style-name="ce19" office:value-type="string" calcext:value-type="string">
            <text:p>B</text:p>
          </table:table-cell>
          <table:table-cell table:style-name="ce56" office:value-type="string" calcext:value-type="string">
            <text:p>6 – 8</text:p>
          </table:table-cell>
          <table:table-cell/>
        </table:table-row>
        <table:table-row table:style-name="ro1">
          <table:table-cell office:value-type="string" calcext:value-type="string">
            <text:p>Aline Ferreira</text:p>
          </table:table-cell>
          <table:table-cell office:value-type="float" office:value="5.7" calcext:value-type="float">
            <text:p>5,7</text:p>
          </table:table-cell>
          <table:table-cell table:formula="of:=COM.MICROSOFT.IFS([.B9]&gt;=8;&quot;A&quot;;[.B9]&gt;=6;&quot;B&quot;;[.B9]&gt;=4;&quot;C&quot;;[.B9]&gt;=2;&quot;D&quot;;[.B9]&gt;=0;&quot;E&quot;)" office:value-type="string" office:string-value="C" calcext:value-type="string">
            <text:p>C</text:p>
          </table:table-cell>
          <table:table-cell/>
          <table:table-cell table:style-name="ce19" office:value-type="string" calcext:value-type="string">
            <text:p>C</text:p>
          </table:table-cell>
          <table:table-cell table:style-name="ce56" office:value-type="string" calcext:value-type="string">
            <text:p>4 – 6</text:p>
          </table:table-cell>
          <table:table-cell/>
        </table:table-row>
        <table:table-row table:style-name="ro1">
          <table:table-cell office:value-type="string" calcext:value-type="string">
            <text:p>Cláudio Santos</text:p>
          </table:table-cell>
          <table:table-cell office:value-type="float" office:value="3.9" calcext:value-type="float">
            <text:p>3,9</text:p>
          </table:table-cell>
          <table:table-cell table:formula="of:=COM.MICROSOFT.IFS([.B10]&gt;=8;&quot;A&quot;;[.B10]&gt;=6;&quot;B&quot;;[.B10]&gt;=4;&quot;C&quot;;[.B10]&gt;=2;&quot;D&quot;;[.B10]&gt;=0;&quot;E&quot;)" office:value-type="string" office:string-value="D" calcext:value-type="string">
            <text:p>D</text:p>
          </table:table-cell>
          <table:table-cell/>
          <table:table-cell table:style-name="ce19" office:value-type="string" calcext:value-type="string">
            <text:p>D</text:p>
          </table:table-cell>
          <table:table-cell table:style-name="ce56" office:value-type="string" calcext:value-type="string">
            <text:p>2 – 4</text:p>
          </table:table-cell>
          <table:table-cell/>
        </table:table-row>
        <table:table-row table:style-name="ro1">
          <table:table-cell table:style-name="ce26" office:value-type="string" calcext:value-type="string">
            <text:p>Jorge Silva Neto</text:p>
          </table:table-cell>
          <table:table-cell table:style-name="ce29" office:value-type="float" office:value="3.7" calcext:value-type="float">
            <text:p>3,7</text:p>
          </table:table-cell>
          <table:table-cell table:style-name="ce95" table:formula="of:=COM.MICROSOFT.IFS([.B11]&gt;=8;&quot;A&quot;;[.B11]&gt;=6;&quot;B&quot;;[.B11]&gt;=4;&quot;C&quot;;[.B11]&gt;=2;&quot;D&quot;;[.B11]&gt;=0;&quot;E&quot;)" office:value-type="string" office:string-value="D" calcext:value-type="string">
            <text:p>D</text:p>
          </table:table-cell>
          <table:table-cell/>
          <table:table-cell table:style-name="ce20" office:value-type="string" calcext:value-type="string">
            <text:p>E</text:p>
          </table:table-cell>
          <table:table-cell table:style-name="ce57" office:value-type="string" calcext:value-type="string">
            <text:p>0 – 2</text:p>
          </table:table-cell>
          <table:table-cell/>
        </table:table-row>
        <table:table-row table:style-name="ro2" table:number-rows-repeated="4">
          <table:table-cell table:style-name="Default" table:number-columns-repeated="3"/>
          <table:table-cell table:number-columns-repeated="4"/>
        </table:table-row>
        <table:table-row table:style-name="ro3">
          <table:table-cell table:style-name="Default" table:number-columns-repeated="2"/>
          <table:table-cell table:style-name="ce23" office:value-type="string" calcext:value-type="string">
            <text:p><text:span text:style-name="T1">SES(B2&gt;=8;"A";B2&gt;=6;"B";B2&gt;=4;"C";B2&gt;=2;"D";B2&gt;=0;"E")</text:span></text:p>
          </table:table-cell>
          <table:table-cell table:style-name="ce24" table:number-columns-repeated="4"/>
        </table:table-row>
      </table:table>
      <table:table table:name="FUNÇÃO CONT.SE" table:style-name="ta1">
        <table:table-column table:style-name="co20" table:default-cell-style-name="Default"/>
        <table:table-column table:style-name="co21" table:default-cell-style-name="ce59"/>
        <table:table-column table:style-name="co22" table:default-cell-style-name="Default"/>
        <table:table-column table:style-name="co2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2">
          <table:table-cell office:value-type="string" calcext:value-type="string">
            <text:p>EX. 1:</text:p>
          </table:table-cell>
          <table:table-cell table:style-name="ce58" office:value-type="string" calcext:value-type="string">
            <text:p>Nome</text:p>
          </table:table-cell>
          <table:table-cell table:style-name="ce62" office:value-type="string" calcext:value-type="string">
            <text:p>Função</text:p>
          </table:table-cell>
          <table:table-cell table:style-name="ce67" office:value-type="string" calcext:value-type="string">
            <text:p>Receber Salário?</text:p>
          </table:table-cell>
          <table:table-cell/>
          <table:table-cell table:style-name="ce70" office:value-type="string" calcext:value-type="string">
            <text:p>Quantos alunos?</text:p>
          </table:table-cell>
          <table:table-cell table:style-name="ce72" office:value-type="string" calcext:value-type="string">
            <text:p>Quantos Funcionários?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</text:p>
          </table:table-cell>
          <table:table-cell office:value-type="string" calcext:value-type="string">
            <text:p>Aluno</text:p>
          </table:table-cell>
          <table:table-cell table:style-name="ce166" table:formula="of:=IF([.C2]&lt;&gt;&quot;Aluno&quot;;&quot;Recebe salário&quot;;&quot;Não Recebe&quot;)" office:value-type="string" office:string-value="Não Recebe" calcext:value-type="string">
            <text:p>Não Recebe</text:p>
          </table:table-cell>
          <table:table-cell/>
          <table:table-cell table:style-name="ce169" table:formula="of:=COUNTIF([.C2:.C7];&quot;Aluno&quot;)" office:value-type="float" office:value="2" calcext:value-type="float">
            <text:p>2</text:p>
          </table:table-cell>
          <table:table-cell table:style-name="ce167" table:formula="of:=COUNTIF([.C2:.C7];&quot;&lt;&gt;ALUNO&quot;)"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úlia</text:p>
          </table:table-cell>
          <table:table-cell office:value-type="string" calcext:value-type="string">
            <text:p>Professor</text:p>
          </table:table-cell>
          <table:table-cell table:style-name="ce166" table:formula="of:=IF([.C3]&lt;&gt;&quot;Aluno&quot;;&quot;Recebe salário&quot;;&quot;Não Recebe&quot;)" office:value-type="string" office:string-value="Recebe salário" calcext:value-type="string">
            <text:p>Recebe salár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line</text:p>
          </table:table-cell>
          <table:table-cell office:value-type="string" calcext:value-type="string">
            <text:p>Aluno</text:p>
          </table:table-cell>
          <table:table-cell table:style-name="ce166" table:formula="of:=IF([.C4]&lt;&gt;&quot;Aluno&quot;;&quot;Recebe salário&quot;;&quot;Não Recebe&quot;)" office:value-type="string" office:string-value="Não Recebe" calcext:value-type="string">
            <text:p>Não Receb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érgio</text:p>
          </table:table-cell>
          <table:table-cell office:value-type="string" calcext:value-type="string">
            <text:p>Coordenador</text:p>
          </table:table-cell>
          <table:table-cell table:style-name="ce166" table:formula="of:=IF([.C5]&lt;&gt;&quot;Aluno&quot;;&quot;Recebe salário&quot;;&quot;Não Recebe&quot;)" office:value-type="string" office:string-value="Recebe salário" calcext:value-type="string">
            <text:p>Recebe salár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ulo</text:p>
          </table:table-cell>
          <table:table-cell office:value-type="string" calcext:value-type="string">
            <text:p>professor</text:p>
          </table:table-cell>
          <table:table-cell table:style-name="ce166" table:formula="of:=IF([.C6]&lt;&gt;&quot;Aluno&quot;;&quot;Recebe salário&quot;;&quot;Não Recebe&quot;)" office:value-type="string" office:string-value="Recebe salário" calcext:value-type="string">
            <text:p>Recebe salário</text:p>
          </table:table-cell>
          <table:table-cell table:number-columns-repeated="4"/>
        </table:table-row>
        <table:table-row table:style-name="ro2">
          <table:table-cell/>
          <table:table-cell table:style-name="ce60" office:value-type="string" calcext:value-type="string">
            <text:p>Francisco</text:p>
          </table:table-cell>
          <table:table-cell table:style-name="ce63" office:value-type="string" calcext:value-type="string">
            <text:p>Bibliotecário</text:p>
          </table:table-cell>
          <table:table-cell table:style-name="ce167" table:formula="of:=IF([.C7]&lt;&gt;&quot;Aluno&quot;;&quot;Recebe salário&quot;;&quot;Não Recebe&quot;)" office:value-type="string" office:string-value="Recebe salário" calcext:value-type="string">
            <text:p>Recebe salário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ce61" office:value-type="string" calcext:value-type="string" table:number-columns-spanned="2" table:number-rows-spanned="1">
            <text:p>Testando Desigualdade</text:p>
          </table:table-cell>
          <table:covered-table-cell table:style-name="ce64"/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163" table:formula="of:=[.B10]&lt;&gt;5" office:value-type="boolean" office:boolean-value="true" calcext:value-type="boolean">
            <text:p>VERDADEIRO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63" table:formula="of:=[.B11]&lt;&gt;5" office:value-type="boolean" office:boolean-value="true" calcext:value-type="boolean">
            <text:p>VERDADEIRO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163" table:formula="of:=[.B12]&lt;&gt;5" office:value-type="boolean" office:boolean-value="true" calcext:value-type="boolean">
            <text:p>VERDADEIRO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63" table:formula="of:=[.B13]&lt;&gt;5" office:value-type="boolean" office:boolean-value="true" calcext:value-type="boolean">
            <text:p>VERDADEIRO</text:p>
          </table:table-cell>
          <table:table-cell table:number-columns-repeated="5"/>
        </table:table-row>
        <table:table-row table:style-name="ro2">
          <table:table-cell/>
          <table:table-cell table:style-name="ce60" office:value-type="float" office:value="5" calcext:value-type="float">
            <text:p>5</text:p>
          </table:table-cell>
          <table:table-cell table:style-name="ce164" table:formula="of:=[.B14]&lt;&gt;5" office:value-type="boolean" office:boolean-value="false" calcext:value-type="boolean">
            <text:p>FALSO</text:p>
          </table:table-cell>
          <table:table-cell table:number-columns-repeated="5"/>
        </table:table-row>
        <table:table-row table:style-name="ro2" table:number-rows-repeated="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EX. 2:</text:p>
          </table:table-cell>
          <table:table-cell table:style-name="Default"/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table:style-name="ce128" office:value-type="string" calcext:value-type="string">
            <text:p>Produto</text:p>
          </table:table-cell>
          <table:table-cell table:style-name="ce134" office:value-type="string" calcext:value-type="string">
            <text:p>Valor (Fornecedor)</text:p>
          </table:table-cell>
          <table:table-cell table:style-name="ce134" office:value-type="string" calcext:value-type="string">
            <text:p>Imposto A</text:p>
          </table:table-cell>
          <table:table-cell table:style-name="ce134" office:value-type="string" calcext:value-type="string">
            <text:p>Subtotal A</text:p>
          </table:table-cell>
          <table:table-cell table:style-name="ce134" office:value-type="string" calcext:value-type="string">
            <text:p>Imposto B</text:p>
          </table:table-cell>
          <table:table-cell table:style-name="ce134" office:value-type="string" calcext:value-type="string">
            <text:p>Subtotal B</text:p>
          </table:table-cell>
          <table:table-cell table:style-name="ce134" office:value-type="string" calcext:value-type="string">
            <text:p>Lucro</text:p>
          </table:table-cell>
          <table:table-cell table:style-name="ce134" office:value-type="string" calcext:value-type="string">
            <text:p>Valor (Final / Loja)</text:p>
          </table:table-cell>
        </table:table-row>
        <table:table-row table:style-name="ro2">
          <table:table-cell office:value-type="string" calcext:value-type="string">
            <text:p>Monitor 14 Pol</text:p>
          </table:table-cell>
          <table:table-cell table:style-name="ce135" office:value-type="currency" office:currency="BRL" office:value="400" calcext:value-type="currency">
            <text:p>R$ 400,00</text:p>
          </table:table-cell>
          <table:table-cell table:style-name="ce135" office:value-type="currency" office:currency="BRL" office:value="40" calcext:value-type="currency">
            <text:p>R$ 40,00</text:p>
          </table:table-cell>
          <table:table-cell table:style-name="ce135" table:formula="of:=SUM([.B20:.C20])" office:value-type="currency" office:currency="BRL" office:value="440" calcext:value-type="currency">
            <text:p>R$ 440,00</text:p>
          </table:table-cell>
          <table:table-cell table:style-name="ce135" office:value-type="currency" office:currency="BRL" office:value="80" calcext:value-type="currency">
            <text:p>R$ 80,00</text:p>
          </table:table-cell>
          <table:table-cell table:style-name="ce135" table:formula="of:=SUM([.D20:.E20])" office:value-type="currency" office:currency="BRL" office:value="520" calcext:value-type="currency">
            <text:p>R$ 520,00</text:p>
          </table:table-cell>
          <table:table-cell table:style-name="ce135" office:value-type="currency" office:currency="BRL" office:value="60" calcext:value-type="currency">
            <text:p>R$ 60,00</text:p>
          </table:table-cell>
          <table:table-cell table:style-name="ce135" table:formula="of:=SUM([.F20:.G20])" office:value-type="currency" office:currency="BRL" office:value="580" calcext:value-type="currency">
            <text:p>R$ 580,00</text:p>
          </table:table-cell>
        </table:table-row>
        <table:table-row table:style-name="ro2">
          <table:table-cell office:value-type="string" calcext:value-type="string">
            <text:p>TV 27 Pol</text:p>
          </table:table-cell>
          <table:table-cell table:style-name="ce135" office:value-type="currency" office:currency="BRL" office:value="1000" calcext:value-type="currency">
            <text:p>R$ 1.000,00</text:p>
          </table:table-cell>
          <table:table-cell table:style-name="ce135" office:value-type="currency" office:currency="BRL" office:value="120" calcext:value-type="currency">
            <text:p>R$ 120,00</text:p>
          </table:table-cell>
          <table:table-cell table:style-name="ce135" table:formula="of:=SUM([.B21:.C21])" office:value-type="currency" office:currency="BRL" office:value="1120" calcext:value-type="currency">
            <text:p>R$ 1.120,00</text:p>
          </table:table-cell>
          <table:table-cell table:style-name="ce135" office:value-type="currency" office:currency="BRL" office:value="200" calcext:value-type="currency">
            <text:p>R$ 200,00</text:p>
          </table:table-cell>
          <table:table-cell table:style-name="ce135" table:formula="of:=SUM([.D21:.E21])" office:value-type="currency" office:currency="BRL" office:value="1320" calcext:value-type="currency">
            <text:p>R$ 1.320,00</text:p>
          </table:table-cell>
          <table:table-cell table:style-name="ce135" office:value-type="currency" office:currency="BRL" office:value="150" calcext:value-type="currency">
            <text:p>R$ 150,00</text:p>
          </table:table-cell>
          <table:table-cell table:style-name="ce135" table:formula="of:=SUM([.F21:.G21])" office:value-type="currency" office:currency="BRL" office:value="1470" calcext:value-type="currency">
            <text:p>R$ 1.470,00</text:p>
          </table:table-cell>
        </table:table-row>
        <table:table-row table:style-name="ro2">
          <table:table-cell office:value-type="string" calcext:value-type="string">
            <text:p>Celular 5 Pol</text:p>
          </table:table-cell>
          <table:table-cell table:style-name="ce135" office:value-type="currency" office:currency="BRL" office:value="800" calcext:value-type="currency">
            <text:p>R$ 800,00</text:p>
          </table:table-cell>
          <table:table-cell table:style-name="ce135" office:value-type="currency" office:currency="BRL" office:value="80" calcext:value-type="currency">
            <text:p>R$ 80,00</text:p>
          </table:table-cell>
          <table:table-cell table:style-name="ce135" table:formula="of:=SUM([.B22:.C22])" office:value-type="currency" office:currency="BRL" office:value="880" calcext:value-type="currency">
            <text:p>R$ 880,00</text:p>
          </table:table-cell>
          <table:table-cell table:style-name="ce135" office:value-type="currency" office:currency="BRL" office:value="160" calcext:value-type="currency">
            <text:p>R$ 160,00</text:p>
          </table:table-cell>
          <table:table-cell table:style-name="ce135" table:formula="of:=SUM([.D22:.E22])" office:value-type="currency" office:currency="BRL" office:value="1040" calcext:value-type="currency">
            <text:p>R$ 1.040,00</text:p>
          </table:table-cell>
          <table:table-cell table:style-name="ce135" office:value-type="currency" office:currency="BRL" office:value="120" calcext:value-type="currency">
            <text:p>R$ 120,00</text:p>
          </table:table-cell>
          <table:table-cell table:style-name="ce135" table:formula="of:=SUM([.F22:.G22])" office:value-type="currency" office:currency="BRL" office:value="1160" calcext:value-type="currency">
            <text:p>R$ 1.160,00</text:p>
          </table:table-cell>
        </table:table-row>
        <table:table-row table:style-name="ro2">
          <table:table-cell office:value-type="string" calcext:value-type="string">
            <text:p>Rádio AM/FM</text:p>
          </table:table-cell>
          <table:table-cell table:style-name="ce135" office:value-type="currency" office:currency="BRL" office:value="200" calcext:value-type="currency">
            <text:p>R$ 200,00</text:p>
          </table:table-cell>
          <table:table-cell table:style-name="ce135" office:value-type="currency" office:currency="BRL" office:value="20" calcext:value-type="currency">
            <text:p>R$ 20,00</text:p>
          </table:table-cell>
          <table:table-cell table:style-name="ce135" table:formula="of:=SUM([.B23:.C23])" office:value-type="currency" office:currency="BRL" office:value="220" calcext:value-type="currency">
            <text:p>R$ 220,00</text:p>
          </table:table-cell>
          <table:table-cell table:style-name="ce135" office:value-type="currency" office:currency="BRL" office:value="40" calcext:value-type="currency">
            <text:p>R$ 40,00</text:p>
          </table:table-cell>
          <table:table-cell table:style-name="ce135" table:formula="of:=SUM([.D23:.E23])" office:value-type="currency" office:currency="BRL" office:value="260" calcext:value-type="currency">
            <text:p>R$ 260,00</text:p>
          </table:table-cell>
          <table:table-cell table:style-name="ce135" office:value-type="currency" office:currency="BRL" office:value="30" calcext:value-type="currency">
            <text:p>R$ 30,00</text:p>
          </table:table-cell>
          <table:table-cell table:style-name="ce135" table:formula="of:=SUM([.F23:.G23])" office:value-type="currency" office:currency="BRL" office:value="290" calcext:value-type="currency">
            <text:p>R$ 290,00</text:p>
          </table:table-cell>
        </table:table-row>
        <table:table-row table:style-name="ro2">
          <table:table-cell office:value-type="string" calcext:value-type="string">
            <text:p>Notebook</text:p>
          </table:table-cell>
          <table:table-cell table:style-name="ce135" office:value-type="currency" office:currency="BRL" office:value="2000" calcext:value-type="currency">
            <text:p>R$ 2.000,00</text:p>
          </table:table-cell>
          <table:table-cell table:style-name="ce135" office:value-type="currency" office:currency="BRL" office:value="200" calcext:value-type="currency">
            <text:p>R$ 200,00</text:p>
          </table:table-cell>
          <table:table-cell table:style-name="ce135" table:formula="of:=SUM([.B24:.C24])" office:value-type="currency" office:currency="BRL" office:value="2200" calcext:value-type="currency">
            <text:p>R$ 2.200,00</text:p>
          </table:table-cell>
          <table:table-cell table:style-name="ce135" office:value-type="currency" office:currency="BRL" office:value="400" calcext:value-type="currency">
            <text:p>R$ 400,00</text:p>
          </table:table-cell>
          <table:table-cell table:style-name="ce135" table:formula="of:=SUM([.D24:.E24])" office:value-type="currency" office:currency="BRL" office:value="2600" calcext:value-type="currency">
            <text:p>R$ 2.600,00</text:p>
          </table:table-cell>
          <table:table-cell table:style-name="ce135" office:value-type="currency" office:currency="BRL" office:value="300" calcext:value-type="currency">
            <text:p>R$ 300,00</text:p>
          </table:table-cell>
          <table:table-cell table:style-name="ce135" table:formula="of:=SUM([.F24:.G24])" office:value-type="currency" office:currency="BRL" office:value="2900" calcext:value-type="currency">
            <text:p>R$ 2.900,00</text:p>
          </table:table-cell>
        </table:table-row>
        <table:table-row table:style-name="ro2">
          <table:table-cell office:value-type="string" calcext:value-type="string">
            <text:p>Relógio</text:p>
          </table:table-cell>
          <table:table-cell table:style-name="ce135" office:value-type="currency" office:currency="BRL" office:value="300" calcext:value-type="currency">
            <text:p>R$ 300,00</text:p>
          </table:table-cell>
          <table:table-cell table:style-name="ce135" office:value-type="currency" office:currency="BRL" office:value="30" calcext:value-type="currency">
            <text:p>R$ 30,00</text:p>
          </table:table-cell>
          <table:table-cell table:style-name="ce135" table:formula="of:=SUM([.B25:.C25])" office:value-type="currency" office:currency="BRL" office:value="330" calcext:value-type="currency">
            <text:p>R$ 330,00</text:p>
          </table:table-cell>
          <table:table-cell table:style-name="ce135" office:value-type="currency" office:currency="BRL" office:value="60" calcext:value-type="currency">
            <text:p>R$ 60,00</text:p>
          </table:table-cell>
          <table:table-cell table:style-name="ce135" table:formula="of:=SUM([.D25:.E25])" office:value-type="currency" office:currency="BRL" office:value="390" calcext:value-type="currency">
            <text:p>R$ 390,00</text:p>
          </table:table-cell>
          <table:table-cell table:style-name="ce135" office:value-type="currency" office:currency="BRL" office:value="45" calcext:value-type="currency">
            <text:p>R$ 45,00</text:p>
          </table:table-cell>
          <table:table-cell table:style-name="ce135" table:formula="of:=SUM([.F25:.G25])" office:value-type="currency" office:currency="BRL" office:value="435" calcext:value-type="currency">
            <text:p>R$ 435,00</text:p>
          </table:table-cell>
        </table:table-row>
        <table:table-row table:style-name="ro2">
          <table:table-cell office:value-type="string" calcext:value-type="string">
            <text:p>Luminária</text:p>
          </table:table-cell>
          <table:table-cell table:style-name="ce135" office:value-type="currency" office:currency="BRL" office:value="120" calcext:value-type="currency">
            <text:p>R$ 120,00</text:p>
          </table:table-cell>
          <table:table-cell table:style-name="ce135" office:value-type="currency" office:currency="BRL" office:value="12" calcext:value-type="currency">
            <text:p>R$ 12,00</text:p>
          </table:table-cell>
          <table:table-cell table:style-name="ce135" table:formula="of:=SUM([.B26:.C26])" office:value-type="currency" office:currency="BRL" office:value="132" calcext:value-type="currency">
            <text:p>R$ 132,00</text:p>
          </table:table-cell>
          <table:table-cell table:style-name="ce135" office:value-type="currency" office:currency="BRL" office:value="24" calcext:value-type="currency">
            <text:p>R$ 24,00</text:p>
          </table:table-cell>
          <table:table-cell table:style-name="ce135" table:formula="of:=SUM([.D26:.E26])" office:value-type="currency" office:currency="BRL" office:value="156" calcext:value-type="currency">
            <text:p>R$ 156,00</text:p>
          </table:table-cell>
          <table:table-cell table:style-name="ce135" office:value-type="currency" office:currency="BRL" office:value="18" calcext:value-type="currency">
            <text:p>R$ 18,00</text:p>
          </table:table-cell>
          <table:table-cell table:style-name="ce135" table:formula="of:=SUM([.F26:.G26])" office:value-type="currency" office:currency="BRL" office:value="174" calcext:value-type="currency">
            <text:p>R$ 174,00</text:p>
          </table:table-cell>
        </table:table-row>
        <table:table-row table:style-name="ro2">
          <table:table-cell table:style-name="ce63" office:value-type="string" calcext:value-type="string">
            <text:p>Sofá 3 Lugares</text:p>
          </table:table-cell>
          <table:table-cell table:style-name="ce136" office:value-type="currency" office:currency="BRL" office:value="700" calcext:value-type="currency">
            <text:p>R$ 700,00</text:p>
          </table:table-cell>
          <table:table-cell table:style-name="ce136" office:value-type="currency" office:currency="BRL" office:value="70" calcext:value-type="currency">
            <text:p>R$ 70,00</text:p>
          </table:table-cell>
          <table:table-cell table:style-name="ce136" table:formula="of:=SUM([.B27:.C27])" office:value-type="currency" office:currency="BRL" office:value="770" calcext:value-type="currency">
            <text:p>R$ 770,00</text:p>
          </table:table-cell>
          <table:table-cell table:style-name="ce136" office:value-type="currency" office:currency="BRL" office:value="140" calcext:value-type="currency">
            <text:p>R$ 140,00</text:p>
          </table:table-cell>
          <table:table-cell table:style-name="ce136" table:formula="of:=SUM([.D27:.E27])" office:value-type="currency" office:currency="BRL" office:value="910" calcext:value-type="currency">
            <text:p>R$ 910,00</text:p>
          </table:table-cell>
          <table:table-cell table:style-name="ce136" office:value-type="currency" office:currency="BRL" office:value="105" calcext:value-type="currency">
            <text:p>R$ 105,00</text:p>
          </table:table-cell>
          <table:table-cell table:style-name="ce136" table:formula="of:=SUM([.F27:.G27])" office:value-type="currency" office:currency="BRL" office:value="1015" calcext:value-type="currency">
            <text:p>R$ 1.015,00</text:p>
          </table:table-cell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Quantas vezes o Lucro &gt; que 100 reais?</text:p>
          </table:table-cell>
          <table:table-cell table:style-name="Default"/>
          <table:table-cell/>
          <table:table-cell table:style-name="ce137" table:formula="of:=COUNTIF([.G20:.G27];&quot;&gt; 100&quot;)" office:value-type="float" office:value="4" calcext:value-type="float">
            <text:p>4</text:p>
          </table:table-cell>
          <table:table-cell/>
          <table:table-cell table:style-name="ce23" office:value-type="string" calcext:value-type="string">
            <text:p>CONT.SE(G20:G27;”&gt;100”)</text:p>
          </table:table-cell>
          <table:table-cell table:style-name="ce23"/>
          <table:table-cell/>
        </table:table-row>
        <table:table-row table:style-name="ro1">
          <table:table-cell office:value-type="string" calcext:value-type="string">
            <text:p>Quantas vezes os Impostos foram &gt; que 100 reais?</text:p>
          </table:table-cell>
          <table:table-cell table:style-name="Default"/>
          <table:table-cell/>
          <table:table-cell table:style-name="ce137" table:formula="of:=COUNTIF([.C20:.C27];&quot;&gt;100&quot;)+COUNTIF([.E20:.E27];&quot;&gt;100&quot;)" office:value-type="float" office:value="6" calcext:value-type="float">
            <text:p>6</text:p>
          </table:table-cell>
          <table:table-cell table:style-name="ce137" table:formula="of:=COUNTIF([.C20:.C27]~[.E20:.E27];&quot;&gt;100&quot;)" office:value-type="float" office:value="6" calcext:value-type="float">
            <text:p>6</text:p>
          </table:table-cell>
          <table:table-cell table:style-name="ce23" office:value-type="string" calcext:value-type="string">
            <text:p>Operador de União ~</text:p>
          </table:table-cell>
          <table:table-cell table:style-name="ce2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PingFang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4">
      <number:number number:decimal-places="1" number:min-decimal-places="1" number:min-integer-digits="1"/>
      <number:text>%</number:text>
    </number:percentage-style>
    <number:number-style style:name="N115">
      <number:number number:decimal-places="13" number:min-decimal-places="13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0:31:33.768946703</meta:creation-date>
    <dc:date>2023-03-27T14:31:32.081774020</dc:date>
    <meta:editing-duration>P4DT6H15M51S</meta:editing-duration>
    <meta:editing-cycles>41</meta:editing-cycles>
    <meta:generator>LibreOffice/7.5.1.2$MacOSX_X86_64 LibreOffice_project/fcbaee479e84c6cd81291587d2ee68cba099e129</meta:generator>
    <meta:document-statistic meta:table-count="7" meta:cell-count="476" meta:object-count="0"/>
  </office:meta>
</office:document-meta>
</file>